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Bold"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4.566in" fo:margin-top="0in" fo:margin-bottom="0in" table:align="left" fo:background-color="transparent" style:writing-mode="lr-tb">
        <style:background-image/>
      </style:table-properties>
    </style:style>
    <style:style style:name="Table1.A" style:family="table-column">
      <style:table-column-properties style:column-width="0.4389in"/>
    </style:style>
    <style:style style:name="Table1.B" style:family="table-column">
      <style:table-column-properties style:column-width="0.7514in"/>
    </style:style>
    <style:style style:name="Table1.C" style:family="table-column">
      <style:table-column-properties style:column-width="0.625in"/>
    </style:style>
    <style:style style:name="Table1.D" style:family="table-column">
      <style:table-column-properties style:column-width="2.7507in"/>
    </style:style>
    <style:style style:name="Table1.1" style:family="table-row">
      <style:table-row-properties fo:background-color="transparent" fo:keep-together="auto">
        <style:background-image/>
      </style:table-row-properties>
    </style:style>
    <style:style style:name="Table1.A1" style:family="table-cell">
      <style:table-cell-properties fo:padding-left="0.075in" fo:padding-right="0.075in" fo:padding-top="0in" fo:padding-bottom="0in" fo:border="0.5pt solid #000000"/>
    </style:style>
    <style:style style:name="Table1.C1" style:family="table-cell">
      <style:table-cell-properties fo:padding-left="0.075in" fo:padding-right="0.075in" fo:padding-top="0in" fo:padding-bottom="0in" fo:border-left="0.5pt solid #000000" fo:border-right="none" fo:border-top="0.5pt solid #000000" fo:border-bottom="0.5pt solid #000000"/>
    </style:style>
    <style:style style:name="Table2" style:family="table">
      <style:table-properties style:width="4.566in" fo:margin-top="0in" fo:margin-bottom="0in" table:align="left" fo:background-color="transparent" style:writing-mode="lr-tb">
        <style:background-image/>
      </style:table-properties>
    </style:style>
    <style:style style:name="Table2.A" style:family="table-column">
      <style:table-column-properties style:column-width="0.4389in"/>
    </style:style>
    <style:style style:name="Table2.B" style:family="table-column">
      <style:table-column-properties style:column-width="0.7514in"/>
    </style:style>
    <style:style style:name="Table2.C" style:family="table-column">
      <style:table-column-properties style:column-width="0.625in"/>
    </style:style>
    <style:style style:name="Table2.D" style:family="table-column">
      <style:table-column-properties style:column-width="2.7507in"/>
    </style:style>
    <style:style style:name="Table2.1" style:family="table-row">
      <style:table-row-properties style:min-row-height="0.191in" fo:background-color="transparent" fo:keep-together="auto">
        <style:background-image/>
      </style:table-row-properties>
    </style:style>
    <style:style style:name="Table2.A1" style:family="table-cell">
      <style:table-cell-properties fo:padding-left="0.075in" fo:padding-right="0.075in" fo:padding-top="0in" fo:padding-bottom="0in" fo:border="0.5pt solid #000000"/>
    </style:style>
    <style:style style:name="Table2.C1" style:family="table-cell">
      <style:table-cell-properties fo:padding-left="0.075in" fo:padding-right="0.075in" fo:padding-top="0in" fo:padding-bottom="0in" fo:border-left="0.5pt solid #000000" fo:border-right="none" fo:border-top="0.5pt solid #000000" fo:border-bottom="0.5pt solid #000000"/>
    </style:style>
    <style:style style:name="Table7" style:family="table">
      <style:table-properties style:width="5.1139in" fo:margin-left="-0.0361in" fo:margin-top="0in" fo:margin-bottom="0in" table:align="left" style:writing-mode="lr-tb"/>
    </style:style>
    <style:style style:name="Table7.A" style:family="table-column">
      <style:table-column-properties style:column-width="0.6958in"/>
    </style:style>
    <style:style style:name="Table7.B" style:family="table-column">
      <style:table-column-properties style:column-width="1.1035in"/>
    </style:style>
    <style:style style:name="Table7.C" style:family="table-column">
      <style:table-column-properties style:column-width="0.8049in"/>
    </style:style>
    <style:style style:name="Table7.D" style:family="table-column">
      <style:table-column-properties style:column-width="2.5097in"/>
    </style:style>
    <style:style style:name="Table7.1" style:family="table-row">
      <style:table-row-properties fo:keep-together="auto"/>
    </style:style>
    <style:style style:name="Table7.A1" style:family="table-cell">
      <style:table-cell-properties fo:background-color="#8db3e2" fo:padding-left="0.075in" fo:padding-right="0.075in" fo:padding-top="0in" fo:padding-bottom="0in" fo:border="0.5pt solid #000000" style:writing-mode="lr-tb">
        <style:background-image/>
      </style:table-cell-properties>
    </style:style>
    <style:style style:name="Table7.A3" style:family="table-cell">
      <style:table-cell-properties fo:padding-left="0.075in" fo:padding-right="0.075in" fo:padding-top="0in" fo:padding-bottom="0in" fo:border="0.5pt solid #000000" style:writing-mode="lr-tb"/>
    </style:style>
    <style:style style:name="Table7.B3" style:family="table-cell">
      <style:table-cell-properties fo:padding-left="0.075in" fo:padding-right="0.075in" fo:padding-top="0in" fo:padding-bottom="0in" fo:border="0.5pt solid #000000" style:writing-mode="lr-tb"/>
    </style:style>
    <style:style style:name="Table7.C3" style:family="table-cell">
      <style:table-cell-properties fo:padding-left="0.075in" fo:padding-right="0.075in" fo:padding-top="0in" fo:padding-bottom="0in" fo:border="0.5pt solid #000000" style:writing-mode="lr-tb"/>
    </style:style>
    <style:style style:name="Table7.D3" style:family="table-cell">
      <style:table-cell-properties fo:padding-left="0.075in" fo:padding-right="0.075in" fo:padding-top="0in" fo:padding-bottom="0in" fo:border="0.5pt solid #000000" style:writing-mode="lr-tb"/>
    </style:style>
    <style:style style:name="Table7.A4" style:family="table-cell">
      <style:table-cell-properties fo:padding-left="0.075in" fo:padding-right="0.075in" fo:padding-top="0in" fo:padding-bottom="0in" fo:border="0.5pt solid #000000" style:writing-mode="lr-tb"/>
    </style:style>
    <style:style style:name="Table7.B4" style:family="table-cell">
      <style:table-cell-properties fo:padding-left="0.075in" fo:padding-right="0.075in" fo:padding-top="0in" fo:padding-bottom="0in" fo:border="0.5pt solid #000000" style:writing-mode="lr-tb"/>
    </style:style>
    <style:style style:name="Table7.C4" style:family="table-cell">
      <style:table-cell-properties fo:padding-left="0.075in" fo:padding-right="0.075in" fo:padding-top="0in" fo:padding-bottom="0in" fo:border="0.5pt solid #000000" style:writing-mode="lr-tb"/>
    </style:style>
    <style:style style:name="Table7.D4" style:family="table-cell">
      <style:table-cell-properties fo:padding-left="0.075in" fo:padding-right="0.075in" fo:padding-top="0in" fo:padding-bottom="0in" fo:border="0.5pt solid #000000" style:writing-mode="lr-tb"/>
    </style:style>
    <style:style style:name="Table7.A5" style:family="table-cell">
      <style:table-cell-properties fo:padding-left="0.075in" fo:padding-right="0.075in" fo:padding-top="0in" fo:padding-bottom="0in" fo:border="0.5pt solid #000000" style:writing-mode="lr-tb"/>
    </style:style>
    <style:style style:name="Table7.B5" style:family="table-cell">
      <style:table-cell-properties fo:padding-left="0.075in" fo:padding-right="0.075in" fo:padding-top="0in" fo:padding-bottom="0in" fo:border="0.5pt solid #000000" style:writing-mode="lr-tb"/>
    </style:style>
    <style:style style:name="Table7.C5" style:family="table-cell">
      <style:table-cell-properties fo:padding-left="0.075in" fo:padding-right="0.075in" fo:padding-top="0in" fo:padding-bottom="0in" fo:border="0.5pt solid #000000" style:writing-mode="lr-tb"/>
    </style:style>
    <style:style style:name="Table7.D5" style:family="table-cell">
      <style:table-cell-properties fo:padding-left="0.075in" fo:padding-right="0.075in" fo:padding-top="0in" fo:padding-bottom="0in" fo:border="0.5pt solid #000000" style:writing-mode="lr-tb"/>
    </style:style>
    <style:style style:name="Table7.A6" style:family="table-cell">
      <style:table-cell-properties fo:padding-left="0.075in" fo:padding-right="0.075in" fo:padding-top="0in" fo:padding-bottom="0in" fo:border="0.5pt solid #000000" style:writing-mode="lr-tb"/>
    </style:style>
    <style:style style:name="Table7.B6" style:family="table-cell">
      <style:table-cell-properties fo:padding-left="0.075in" fo:padding-right="0.075in" fo:padding-top="0in" fo:padding-bottom="0in" fo:border="0.5pt solid #000000" style:writing-mode="lr-tb"/>
    </style:style>
    <style:style style:name="Table7.C6" style:family="table-cell">
      <style:table-cell-properties fo:padding-left="0.075in" fo:padding-right="0.075in" fo:padding-top="0in" fo:padding-bottom="0in" fo:border="0.5pt solid #000000" style:writing-mode="lr-tb"/>
    </style:style>
    <style:style style:name="Table7.D6" style:family="table-cell">
      <style:table-cell-properties fo:padding-left="0.075in" fo:padding-right="0.075in" fo:padding-top="0in" fo:padding-bottom="0in" fo:border="0.5pt solid #000000" style:writing-mode="lr-tb"/>
    </style:style>
    <style:style style:name="Table7.A7" style:family="table-cell">
      <style:table-cell-properties fo:padding-left="0.075in" fo:padding-right="0.075in" fo:padding-top="0in" fo:padding-bottom="0in" fo:border="0.5pt solid #000000" style:writing-mode="lr-tb"/>
    </style:style>
    <style:style style:name="Table7.B7" style:family="table-cell">
      <style:table-cell-properties fo:padding-left="0.075in" fo:padding-right="0.075in" fo:padding-top="0in" fo:padding-bottom="0in" fo:border="0.5pt solid #000000" style:writing-mode="lr-tb"/>
    </style:style>
    <style:style style:name="Table7.C7" style:family="table-cell">
      <style:table-cell-properties fo:padding-left="0.075in" fo:padding-right="0.075in" fo:padding-top="0in" fo:padding-bottom="0in" fo:border="0.5pt solid #000000" style:writing-mode="lr-tb"/>
    </style:style>
    <style:style style:name="Table7.D7" style:family="table-cell">
      <style:table-cell-properties fo:padding-left="0.075in" fo:padding-right="0.075in" fo:padding-top="0in" fo:padding-bottom="0in" fo:border="0.5pt solid #000000" style:writing-mode="lr-tb"/>
    </style:style>
    <style:style style:name="Table7.A8" style:family="table-cell">
      <style:table-cell-properties fo:padding-left="0.075in" fo:padding-right="0.075in" fo:padding-top="0in" fo:padding-bottom="0in" fo:border="0.5pt solid #000000" style:writing-mode="lr-tb"/>
    </style:style>
    <style:style style:name="Table7.B8" style:family="table-cell">
      <style:table-cell-properties fo:padding-left="0.075in" fo:padding-right="0.075in" fo:padding-top="0in" fo:padding-bottom="0in" fo:border="0.5pt solid #000000" style:writing-mode="lr-tb"/>
    </style:style>
    <style:style style:name="Table7.C8" style:family="table-cell">
      <style:table-cell-properties fo:padding-left="0.075in" fo:padding-right="0.075in" fo:padding-top="0in" fo:padding-bottom="0in" fo:border="0.5pt solid #000000" style:writing-mode="lr-tb"/>
    </style:style>
    <style:style style:name="Table7.D8" style:family="table-cell">
      <style:table-cell-properties fo:padding-left="0.075in" fo:padding-right="0.075in" fo:padding-top="0in" fo:padding-bottom="0in" fo:border="0.5pt solid #000000" style:writing-mode="lr-tb"/>
    </style:style>
    <style:style style:name="Table7.A9" style:family="table-cell">
      <style:table-cell-properties fo:padding-left="0.075in" fo:padding-right="0.075in" fo:padding-top="0in" fo:padding-bottom="0in" fo:border="0.5pt solid #000000" style:writing-mode="lr-tb"/>
    </style:style>
    <style:style style:name="Table7.B9" style:family="table-cell">
      <style:table-cell-properties fo:padding-left="0.075in" fo:padding-right="0.075in" fo:padding-top="0in" fo:padding-bottom="0in" fo:border="0.5pt solid #000000" style:writing-mode="lr-tb"/>
    </style:style>
    <style:style style:name="Table7.C9" style:family="table-cell">
      <style:table-cell-properties fo:padding-left="0.075in" fo:padding-right="0.075in" fo:padding-top="0in" fo:padding-bottom="0in" fo:border="0.5pt solid #000000" style:writing-mode="lr-tb"/>
    </style:style>
    <style:style style:name="Table7.D9" style:family="table-cell">
      <style:table-cell-properties fo:padding-left="0.075in" fo:padding-right="0.075in" fo:padding-top="0in" fo:padding-bottom="0in" fo:border="0.5pt solid #000000" style:writing-mode="lr-tb"/>
    </style:style>
    <style:style style:name="Table7.A10" style:family="table-cell">
      <style:table-cell-properties fo:padding-left="0.075in" fo:padding-right="0.075in" fo:padding-top="0in" fo:padding-bottom="0in" fo:border="0.5pt solid #000000" style:writing-mode="lr-tb"/>
    </style:style>
    <style:style style:name="Table7.B10" style:family="table-cell">
      <style:table-cell-properties fo:padding-left="0.075in" fo:padding-right="0.075in" fo:padding-top="0in" fo:padding-bottom="0in" fo:border="0.5pt solid #000000" style:writing-mode="lr-tb"/>
    </style:style>
    <style:style style:name="Table7.C10" style:family="table-cell">
      <style:table-cell-properties fo:padding-left="0.075in" fo:padding-right="0.075in" fo:padding-top="0in" fo:padding-bottom="0in" fo:border="0.5pt solid #000000" style:writing-mode="lr-tb"/>
    </style:style>
    <style:style style:name="Table7.D10" style:family="table-cell">
      <style:table-cell-properties fo:padding-left="0.075in" fo:padding-right="0.075in" fo:padding-top="0in" fo:padding-bottom="0in" fo:border="0.5pt solid #000000" style:writing-mode="lr-tb"/>
    </style:style>
    <style:style style:name="Table7.A11" style:family="table-cell">
      <style:table-cell-properties fo:padding-left="0.075in" fo:padding-right="0.075in" fo:padding-top="0in" fo:padding-bottom="0in" fo:border="0.5pt solid #000000" style:writing-mode="lr-tb"/>
    </style:style>
    <style:style style:name="Table7.B11" style:family="table-cell">
      <style:table-cell-properties fo:padding-left="0.075in" fo:padding-right="0.075in" fo:padding-top="0in" fo:padding-bottom="0in" fo:border="0.5pt solid #000000" style:writing-mode="lr-tb"/>
    </style:style>
    <style:style style:name="Table7.C11" style:family="table-cell">
      <style:table-cell-properties fo:padding-left="0.075in" fo:padding-right="0.075in" fo:padding-top="0in" fo:padding-bottom="0in" fo:border="0.5pt solid #000000" style:writing-mode="lr-tb"/>
    </style:style>
    <style:style style:name="Table7.D11" style:family="table-cell">
      <style:table-cell-properties fo:padding-left="0.075in" fo:padding-right="0.075in" fo:padding-top="0in" fo:padding-bottom="0in" fo:border="0.5pt solid #000000" style:writing-mode="lr-tb"/>
    </style:style>
    <style:style style:name="Table7.A12" style:family="table-cell">
      <style:table-cell-properties fo:padding-left="0.075in" fo:padding-right="0.075in" fo:padding-top="0in" fo:padding-bottom="0in" fo:border="0.5pt solid #000000" style:writing-mode="lr-tb"/>
    </style:style>
    <style:style style:name="Table7.B12" style:family="table-cell">
      <style:table-cell-properties fo:padding-left="0.075in" fo:padding-right="0.075in" fo:padding-top="0in" fo:padding-bottom="0in" fo:border="0.5pt solid #000000" style:writing-mode="lr-tb"/>
    </style:style>
    <style:style style:name="Table7.C12" style:family="table-cell">
      <style:table-cell-properties fo:padding-left="0.075in" fo:padding-right="0.075in" fo:padding-top="0in" fo:padding-bottom="0in" fo:border="0.5pt solid #000000" style:writing-mode="lr-tb"/>
    </style:style>
    <style:style style:name="Table7.D12" style:family="table-cell">
      <style:table-cell-properties fo:padding-left="0.075in" fo:padding-right="0.075in" fo:padding-top="0in" fo:padding-bottom="0in" fo:border="0.5pt solid #000000" style:writing-mode="lr-tb"/>
    </style:style>
    <style:style style:name="Table7.A13" style:family="table-cell">
      <style:table-cell-properties fo:padding-left="0.075in" fo:padding-right="0.075in" fo:padding-top="0in" fo:padding-bottom="0in" fo:border="0.5pt solid #000000" style:writing-mode="lr-tb"/>
    </style:style>
    <style:style style:name="Table7.B13" style:family="table-cell">
      <style:table-cell-properties fo:padding-left="0.075in" fo:padding-right="0.075in" fo:padding-top="0in" fo:padding-bottom="0in" fo:border="0.5pt solid #000000" style:writing-mode="lr-tb"/>
    </style:style>
    <style:style style:name="Table7.C13" style:family="table-cell">
      <style:table-cell-properties fo:padding-left="0.075in" fo:padding-right="0.075in" fo:padding-top="0in" fo:padding-bottom="0in" fo:border="0.5pt solid #000000" style:writing-mode="lr-tb"/>
    </style:style>
    <style:style style:name="Table7.D13" style:family="table-cell">
      <style:table-cell-properties fo:padding-left="0.075in" fo:padding-right="0.075in" fo:padding-top="0in" fo:padding-bottom="0in" fo:border="0.5pt solid #000000" style:writing-mode="lr-tb"/>
    </style:style>
    <style:style style:name="Table7.14" style:family="table-row">
      <style:table-row-properties style:min-row-height="0.2354in" fo:keep-together="auto"/>
    </style:style>
    <style:style style:name="Table7.A14" style:family="table-cell">
      <style:table-cell-properties fo:padding-left="0.075in" fo:padding-right="0.075in" fo:padding-top="0in" fo:padding-bottom="0in" fo:border="0.5pt solid #000000" style:writing-mode="lr-tb"/>
    </style:style>
    <style:style style:name="Table7.B14" style:family="table-cell">
      <style:table-cell-properties fo:padding-left="0.075in" fo:padding-right="0.075in" fo:padding-top="0in" fo:padding-bottom="0in" fo:border="0.5pt solid #000000" style:writing-mode="lr-tb"/>
    </style:style>
    <style:style style:name="Table7.C14" style:family="table-cell">
      <style:table-cell-properties fo:padding-left="0.075in" fo:padding-right="0.075in" fo:padding-top="0in" fo:padding-bottom="0in" fo:border="0.5pt solid #000000" style:writing-mode="lr-tb"/>
    </style:style>
    <style:style style:name="Table7.D14" style:family="table-cell">
      <style:table-cell-properties fo:padding-left="0.075in" fo:padding-right="0.075in" fo:padding-top="0in" fo:padding-bottom="0in" fo:border="0.5pt solid #000000" style:writing-mode="lr-tb"/>
    </style:style>
    <style:style style:name="Table7.15" style:family="table-row">
      <style:table-row-properties style:min-row-height="0.2118in" fo:keep-together="auto"/>
    </style:style>
    <style:style style:name="Table7.A15" style:family="table-cell">
      <style:table-cell-properties fo:padding-left="0.075in" fo:padding-right="0.075in" fo:padding-top="0in" fo:padding-bottom="0in" fo:border="0.5pt solid #000000" style:writing-mode="lr-tb"/>
    </style:style>
    <style:style style:name="Table7.B15" style:family="table-cell">
      <style:table-cell-properties fo:padding-left="0.075in" fo:padding-right="0.075in" fo:padding-top="0in" fo:padding-bottom="0in" fo:border="0.5pt solid #000000" style:writing-mode="lr-tb"/>
    </style:style>
    <style:style style:name="Table7.C15" style:family="table-cell">
      <style:table-cell-properties fo:padding-left="0.075in" fo:padding-right="0.075in" fo:padding-top="0in" fo:padding-bottom="0in" fo:border="0.5pt solid #000000" style:writing-mode="lr-tb"/>
    </style:style>
    <style:style style:name="Table7.D15" style:family="table-cell">
      <style:table-cell-properties fo:padding-left="0.075in" fo:padding-right="0.075in" fo:padding-top="0in" fo:padding-bottom="0in" fo:border="0.5pt solid #000000" style:writing-mode="lr-tb"/>
    </style:style>
    <style:style style:name="Table7.A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B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C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D1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A17" style:family="table-cell">
      <style:table-cell-properties fo:padding-left="0.075in" fo:padding-right="0.075in" fo:padding-top="0in" fo:padding-bottom="0in" fo:border="0.5pt solid #000000" style:writing-mode="lr-tb"/>
    </style:style>
    <style:style style:name="Table7.B17" style:family="table-cell">
      <style:table-cell-properties fo:padding-left="0.075in" fo:padding-right="0.075in" fo:padding-top="0in" fo:padding-bottom="0in" fo:border="0.5pt solid #000000" style:writing-mode="lr-tb"/>
    </style:style>
    <style:style style:name="Table7.C17" style:family="table-cell">
      <style:table-cell-properties fo:padding-left="0.075in" fo:padding-right="0.075in" fo:padding-top="0in" fo:padding-bottom="0in" fo:border="0.5pt solid #000000" style:writing-mode="lr-tb"/>
    </style:style>
    <style:style style:name="Table7.D17" style:family="table-cell">
      <style:table-cell-properties fo:padding-left="0.075in" fo:padding-right="0.075in" fo:padding-top="0in" fo:padding-bottom="0in" fo:border="0.5pt solid #000000" style:writing-mode="lr-tb"/>
    </style:style>
    <style:style style:name="Table7.A18" style:family="table-cell">
      <style:table-cell-properties fo:padding-left="0.075in" fo:padding-right="0.075in" fo:padding-top="0in" fo:padding-bottom="0in" fo:border="0.5pt solid #000000" style:writing-mode="lr-tb"/>
    </style:style>
    <style:style style:name="Table7.B18" style:family="table-cell">
      <style:table-cell-properties fo:padding-left="0.075in" fo:padding-right="0.075in" fo:padding-top="0in" fo:padding-bottom="0in" fo:border="0.5pt solid #000000" style:writing-mode="lr-tb"/>
    </style:style>
    <style:style style:name="Table7.C18" style:family="table-cell">
      <style:table-cell-properties fo:padding-left="0.075in" fo:padding-right="0.075in" fo:padding-top="0in" fo:padding-bottom="0in" fo:border="0.5pt solid #000000" style:writing-mode="lr-tb"/>
    </style:style>
    <style:style style:name="Table7.D18" style:family="table-cell">
      <style:table-cell-properties fo:padding-left="0.075in" fo:padding-right="0.075in" fo:padding-top="0in" fo:padding-bottom="0in" fo:border="0.5pt solid #000000" style:writing-mode="lr-tb"/>
    </style:style>
    <style:style style:name="Table7.A19" style:family="table-cell">
      <style:table-cell-properties fo:padding-left="0.075in" fo:padding-right="0.075in" fo:padding-top="0in" fo:padding-bottom="0in" fo:border="0.5pt solid #000000" style:writing-mode="lr-tb"/>
    </style:style>
    <style:style style:name="Table7.B19" style:family="table-cell">
      <style:table-cell-properties fo:padding-left="0.075in" fo:padding-right="0.075in" fo:padding-top="0in" fo:padding-bottom="0in" fo:border="0.5pt solid #000000" style:writing-mode="lr-tb"/>
    </style:style>
    <style:style style:name="Table7.C19" style:family="table-cell">
      <style:table-cell-properties fo:padding-left="0.075in" fo:padding-right="0.075in" fo:padding-top="0in" fo:padding-bottom="0in" fo:border="0.5pt solid #000000" style:writing-mode="lr-tb"/>
    </style:style>
    <style:style style:name="Table7.D19" style:family="table-cell">
      <style:table-cell-properties fo:padding-left="0.075in" fo:padding-right="0.075in" fo:padding-top="0in" fo:padding-bottom="0in" fo:border="0.5pt solid #000000" style:writing-mode="lr-tb"/>
    </style:style>
    <style:style style:name="Table7.A20" style:family="table-cell">
      <style:table-cell-properties fo:padding-left="0.075in" fo:padding-right="0.075in" fo:padding-top="0in" fo:padding-bottom="0in" fo:border="0.5pt solid #000000" style:writing-mode="lr-tb"/>
    </style:style>
    <style:style style:name="Table7.B20" style:family="table-cell">
      <style:table-cell-properties fo:padding-left="0.075in" fo:padding-right="0.075in" fo:padding-top="0in" fo:padding-bottom="0in" fo:border="0.5pt solid #000000" style:writing-mode="lr-tb"/>
    </style:style>
    <style:style style:name="Table7.C20" style:family="table-cell">
      <style:table-cell-properties fo:padding-left="0.075in" fo:padding-right="0.075in" fo:padding-top="0in" fo:padding-bottom="0in" fo:border="0.5pt solid #000000" style:writing-mode="lr-tb"/>
    </style:style>
    <style:style style:name="Table7.D20"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2.5311in" style:type="center"/>
          <style:tab-stop style:position="4.9339in"/>
          <style:tab-stop style:position="5.0626in" style:type="right"/>
        </style:tab-stops>
      </style:paragraph-properties>
      <style:text-properties fo:language="en" fo:country="US"/>
    </style:style>
    <style:style style:name="P2" style:family="paragraph" style:parent-style-name="No_20_Spacing">
      <style:text-properties fo:language="en" fo:country="US" officeooo:paragraph-rsid="0041006b"/>
    </style:style>
    <style:style style:name="P3" style:family="paragraph" style:parent-style-name="Standard">
      <style:text-properties fo:language="en" fo:country="US" officeooo:rsid="0041006b" officeooo:paragraph-rsid="0041006b"/>
    </style:style>
    <style:style style:name="P4" style:family="paragraph" style:parent-style-name="Text_20_body">
      <style:text-properties fo:language="en" fo:country="US"/>
    </style:style>
    <style:style style:name="P5" style:family="paragraph" style:parent-style-name="Standard">
      <style:paragraph-properties fo:margin-left="0in" fo:margin-right="0in" fo:text-align="start" style:justify-single-word="false" fo:text-indent="0in" style:auto-text-indent="false"/>
      <style:text-properties fo:language="en" fo:country="US" officeooo:rsid="03ad9332" officeooo:paragraph-rsid="03ad9332"/>
    </style:style>
    <style:style style:name="P6" style:family="paragraph" style:parent-style-name="Standard">
      <style:text-properties fo:language="en" fo:country="US" officeooo:rsid="039a3cb2" officeooo:paragraph-rsid="03d98d93"/>
    </style:style>
    <style:style style:name="P7" style:family="paragraph" style:parent-style-name="Standard">
      <style:text-properties fo:language="en" fo:country="US" officeooo:rsid="039a3cb2" officeooo:paragraph-rsid="0419acc1"/>
    </style:style>
    <style:style style:name="P8" style:family="paragraph" style:parent-style-name="Standard">
      <style:text-properties fo:language="en" fo:country="US" officeooo:rsid="03d78297" officeooo:paragraph-rsid="03d78297"/>
    </style:style>
    <style:style style:name="P9" style:family="paragraph" style:parent-style-name="Standard">
      <style:text-properties fo:language="en" fo:country="US" officeooo:rsid="03d98d93" officeooo:paragraph-rsid="03e18584"/>
    </style:style>
    <style:style style:name="P10" style:family="paragraph" style:parent-style-name="Standard">
      <style:text-properties fo:language="en" fo:country="US" officeooo:rsid="03e7d110" officeooo:paragraph-rsid="03e7d110"/>
    </style:style>
    <style:style style:name="P11" style:family="paragraph" style:parent-style-name="Standard">
      <style:text-properties fo:language="en" fo:country="US" officeooo:rsid="03eb0318" officeooo:paragraph-rsid="03eb0318"/>
    </style:style>
    <style:style style:name="P12" style:family="paragraph" style:parent-style-name="Standard">
      <style:text-properties fo:language="en" fo:country="US" officeooo:rsid="03f16bbd" officeooo:paragraph-rsid="0419acc1"/>
    </style:style>
    <style:style style:name="P13" style:family="paragraph" style:parent-style-name="Standard">
      <style:text-properties fo:language="en" fo:country="US" officeooo:rsid="03aa8d02" officeooo:paragraph-rsid="04424410"/>
    </style:style>
    <style:style style:name="P14" style:family="paragraph" style:parent-style-name="Standard">
      <style:text-properties fo:language="en" fo:country="US" officeooo:rsid="03eff18f" officeooo:paragraph-rsid="04313e36"/>
    </style:style>
    <style:style style:name="P15" style:family="paragraph" style:parent-style-name="Standard">
      <style:text-properties fo:language="en" fo:country="US" officeooo:rsid="03eff18f" officeooo:paragraph-rsid="04325b68"/>
    </style:style>
    <style:style style:name="P16" style:family="paragraph" style:parent-style-name="Standard">
      <style:text-properties fo:language="en" fo:country="US" officeooo:rsid="0444032f" officeooo:paragraph-rsid="0444032f"/>
    </style:style>
    <style:style style:name="P17" style:family="paragraph" style:parent-style-name="Heading_20_2">
      <style:text-properties fo:language="en" fo:country="US" officeooo:rsid="04192257"/>
    </style:style>
    <style:style style:name="P18" style:family="paragraph" style:parent-style-name="Standard">
      <style:text-properties fo:language="en" fo:country="US" officeooo:rsid="03ed9aa7" officeooo:paragraph-rsid="0454132f"/>
    </style:style>
    <style:style style:name="P19" style:family="paragraph" style:parent-style-name="Standard">
      <style:text-properties fo:language="en" fo:country="US" officeooo:rsid="04056b88" officeooo:paragraph-rsid="0419acc1"/>
    </style:style>
    <style:style style:name="P20" style:family="paragraph" style:parent-style-name="Standard">
      <style:text-properties fo:language="en" fo:country="US" officeooo:rsid="0456456b" officeooo:paragraph-rsid="0456456b"/>
    </style:style>
    <style:style style:name="P21" style:family="paragraph" style:parent-style-name="Text_20_body">
      <style:text-properties fo:language="en" fo:country="US" fo:font-style="italic" fo:font-weight="bold"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language="en" fo:country="US" officeooo:rsid="0448974a" officeooo:paragraph-rsid="0448974a"/>
    </style:style>
    <style:style style:name="P23" style:family="paragraph" style:parent-style-name="Standard">
      <style:paragraph-properties fo:text-align="center" style:justify-single-word="false"/>
      <style:text-properties fo:language="en" fo:country="US" officeooo:paragraph-rsid="0041006b"/>
    </style:style>
    <style:style style:name="P24" style:family="paragraph" style:parent-style-name="Title">
      <style:paragraph-properties fo:text-align="center" style:justify-single-word="false"/>
      <style:text-properties fo:language="en" fo:country="US" officeooo:paragraph-rsid="0041006b"/>
    </style:style>
    <style:style style:name="P25" style:family="paragraph" style:parent-style-name="Standard">
      <style:text-properties fo:language="en" fo:country="US" officeooo:paragraph-rsid="045e9b17"/>
    </style:style>
    <style:style style:name="P26" style:family="paragraph" style:parent-style-name="Standard">
      <style:text-properties style:font-name="Ubuntu" fo:font-size="10pt" fo:language="en" fo:country="US" officeooo:rsid="0417e7b0" officeooo:paragraph-rsid="0417e7b0" style:font-size-asian="10pt" style:font-size-complex="10pt"/>
    </style:style>
    <style:style style:name="P27" style:family="paragraph" style:parent-style-name="Standard">
      <style:paragraph-properties fo:margin-top="0in" fo:margin-bottom="0in" style:contextual-spacing="false" fo:line-height="100%"/>
      <style:text-properties style:font-name="Ubuntu" fo:font-size="10pt" fo:language="en" fo:country="US" officeooo:rsid="0458c09b" officeooo:paragraph-rsid="0458c09b" style:font-size-asian="10pt" style:font-size-complex="10pt"/>
    </style:style>
    <style:style style:name="P28" style:family="paragraph" style:parent-style-name="Standard">
      <style:paragraph-properties fo:margin-top="0in" fo:margin-bottom="0in" style:contextual-spacing="false" fo:line-height="100%"/>
      <style:text-properties style:font-name="Ubuntu" fo:font-size="10pt" fo:language="en" fo:country="US" officeooo:rsid="0458c09b" officeooo:paragraph-rsid="045e9b17" style:font-size-asian="10pt" style:font-size-complex="10pt"/>
    </style:style>
    <style:style style:name="P29"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ext-properties style:font-name="Ubuntu" fo:font-size="10pt" fo:language="en" fo:country="US" officeooo:paragraph-rsid="0041006b" style:font-size-asian="10pt" style:font-size-complex="10pt"/>
    </style:style>
    <style:style style:name="P30"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ext-properties style:font-name="Ubuntu" fo:font-size="10pt" fo:language="en" fo:country="US" officeooo:paragraph-rsid="045e9b17" style:font-size-asian="10pt" style:font-size-complex="10pt"/>
    </style:style>
    <style:style style:name="P31" style:family="paragraph" style:parent-style-name="Standard">
      <style:paragraph-properties fo:margin-top="0in" fo:margin-bottom="0in" style:contextual-spacing="false" fo:line-height="100%"/>
      <style:text-properties style:font-name="Ubuntu" fo:font-size="10pt" fo:language="en" fo:country="US" officeooo:rsid="045e9b17" officeooo:paragraph-rsid="045e9b17" style:font-size-asian="10pt" style:font-size-complex="10pt"/>
    </style:style>
    <style:style style:name="P32" style:family="paragraph" style:parent-style-name="Standard">
      <style:paragraph-properties fo:margin-top="0in" fo:margin-bottom="0in" style:contextual-spacing="false" fo:line-height="100%"/>
      <style:text-properties style:font-name="Ubuntu" fo:font-size="10pt" fo:language="en" fo:country="US" fo:font-style="italic" fo:font-weight="bold" officeooo:rsid="0458c09b" officeooo:paragraph-rsid="0458c09b" style:font-size-asian="10pt" style:font-style-asian="italic" style:font-weight-asian="bold" style:font-size-complex="10pt" style:font-style-complex="italic" style:font-weight-complex="bold"/>
    </style:style>
    <style:style style:name="P33" style:family="paragraph" style:parent-style-name="Standard">
      <loext:graphic-properties draw:fill="none"/>
      <style:paragraph-properties fo:margin-left="0in" fo:margin-right="0in" fo:margin-top="0in" fo:margin-bottom="0in" style:contextual-spacing="false" fo:line-height="100%" fo:text-align="start" style:justify-single-word="false" fo:orphans="2" fo:widows="2" fo:text-indent="0in" style:auto-text-indent="false" fo:background-color="transparent" style:writing-mode="lr-tb"/>
      <style:text-properties style:font-name="Ubuntu" fo:font-size="10pt" fo:language="en" fo:country="US" fo:font-style="italic" fo:font-weight="bold" officeooo:rsid="0458c09b" officeooo:paragraph-rsid="0458c09b" style:font-size-asian="10pt" style:font-style-asian="italic" style:font-weight-asian="bold" style:font-size-complex="10pt" style:font-style-complex="italic" style:font-weight-complex="bold"/>
    </style:style>
    <style:style style:name="P34" style:family="paragraph" style:parent-style-name="Standard">
      <style:paragraph-properties fo:margin-top="0in" fo:margin-bottom="0in" style:contextual-spacing="false" fo:line-height="100%"/>
      <style:text-properties style:font-name="Ubuntu" fo:font-size="10pt" fo:language="en" fo:country="US" fo:font-style="italic" fo:font-weight="bold" officeooo:rsid="045a3634" officeooo:paragraph-rsid="045a3634" style:font-size-asian="10pt" style:font-style-asian="italic" style:font-weight-asian="bold" style:font-size-complex="10pt" style:font-style-complex="italic" style:font-weight-complex="bold"/>
    </style:style>
    <style:style style:name="P35" style:family="paragraph" style:parent-style-name="Stijl_20_Allinea10_20__2b__20_Vet_20_Cursief">
      <style:paragraph-properties fo:text-align="start" style:justify-single-word="false" fo:orphans="0" fo:widows="0"/>
      <style:text-properties style:font-name="Ubuntu" fo:font-size="10pt" officeooo:paragraph-rsid="041858ce" style:letter-kerning="false" style:font-size-asian="10pt" style:language-asian="nl" style:country-asian="NL" style:font-size-complex="10pt" style:language-complex="ar" style:country-complex="SA"/>
    </style:style>
    <style:style style:name="P36" style:family="paragraph" style:parent-style-name="Allinea10">
      <style:paragraph-properties fo:text-align="center" style:justify-single-word="false" fo:orphans="0" fo:widows="0"/>
      <style:text-properties style:font-name="Ubuntu" fo:font-size="10pt" fo:font-style="italic" fo:font-weight="bold" officeooo:paragraph-rsid="041858ce" style:letter-kerning="false" style:font-size-asian="10pt" style:language-asian="nl" style:country-asian="NL" style:font-style-asian="italic" style:font-weight-asian="bold" style:font-size-complex="10pt" style:language-complex="ar" style:country-complex="SA"/>
    </style:style>
    <style:style style:name="P37" style:family="paragraph" style:parent-style-name="Standard">
      <style:text-properties style:font-name="Ubuntu" fo:language="en" fo:country="US" officeooo:rsid="03ebbec1" officeooo:paragraph-rsid="03ebbec1"/>
    </style:style>
    <style:style style:name="P38" style:family="paragraph" style:parent-style-name="Standard">
      <style:text-properties style:font-name="Ubuntu" fo:language="en" fo:country="US" officeooo:rsid="04483be4" officeooo:paragraph-rsid="04483be4"/>
    </style:style>
    <style:style style:name="P39" style:family="paragraph" style:parent-style-name="Standard">
      <style:text-properties style:font-name="Ubuntu" fo:language="en" fo:country="US" officeooo:rsid="04056b88" officeooo:paragraph-rsid="04288993"/>
    </style:style>
    <style:style style:name="P40" style:family="paragraph" style:parent-style-name="Standard">
      <style:text-properties style:font-name="Ubuntu" fo:language="en" fo:country="US" officeooo:rsid="04564e85" officeooo:paragraph-rsid="04564e85"/>
    </style:style>
    <style:style style:name="P41" style:family="paragraph" style:parent-style-name="Standard">
      <style:text-properties style:font-name="Ubuntu" fo:language="en" fo:country="US" officeooo:rsid="04085a10" officeooo:paragraph-rsid="045b64fb"/>
    </style:style>
    <style:style style:name="P42" style:family="paragraph" style:parent-style-name="Standard">
      <style:paragraph-properties fo:text-align="start" style:justify-single-word="false"/>
      <style:text-properties style:font-name="Ubuntu" officeooo:rsid="043f1ebd" officeooo:paragraph-rsid="043f1ebd"/>
    </style:style>
    <style:style style:name="P43" style:family="paragraph" style:parent-style-name="Standard">
      <style:text-properties style:font-name="Ubuntu" officeooo:rsid="0455d1c4" officeooo:paragraph-rsid="0455d1c4"/>
    </style:style>
    <style:style style:name="P44" style:family="paragraph" style:parent-style-name="Standard">
      <style:paragraph-properties fo:text-align="center" style:justify-single-word="false"/>
      <style:text-properties style:font-name="Ubuntu" fo:font-size="15pt" fo:language="en" fo:country="US" officeooo:rsid="0458c09b" officeooo:paragraph-rsid="045a57e9" style:font-size-asian="15pt" style:font-size-complex="15pt"/>
    </style:style>
    <style:style style:name="P45" style:family="paragraph" style:parent-style-name="Title">
      <style:paragraph-properties fo:text-align="center" style:justify-single-word="false"/>
      <style:text-properties style:font-name="Ubuntu" fo:font-size="15pt" fo:language="en" fo:country="US" officeooo:paragraph-rsid="045a57e9" style:font-size-asian="15pt" style:font-size-complex="15pt"/>
    </style:style>
    <style:style style:name="P46" style:family="paragraph" style:parent-style-name="Title">
      <style:paragraph-properties fo:text-align="center" style:justify-single-word="false"/>
      <style:text-properties style:font-name="Ubuntu" fo:font-size="36pt" fo:language="en" fo:country="US" officeooo:paragraph-rsid="0458c09b" style:font-size-asian="36pt" style:font-size-complex="36pt"/>
    </style:style>
    <style:style style:name="P47" style:family="paragraph" style:parent-style-name="Title">
      <style:paragraph-properties fo:text-align="center" style:justify-single-word="false"/>
      <style:text-properties style:font-name="Ubuntu" fo:font-size="22pt" fo:language="en" fo:country="US" officeooo:rsid="0458c09b" officeooo:paragraph-rsid="045a57e9" style:font-size-asian="22pt" style:font-size-complex="22pt"/>
    </style:style>
    <style:style style:name="P48" style:family="paragraph" style:parent-style-name="Standard">
      <style:text-properties style:font-name="Ubuntu Mono" fo:language="en" fo:country="US" officeooo:rsid="03d78297" officeooo:paragraph-rsid="03e7d110"/>
    </style:style>
    <style:style style:name="P49" style:family="paragraph" style:parent-style-name="Standard">
      <style:text-properties style:font-name="Ubuntu Mono" fo:language="en" fo:country="US" officeooo:rsid="03d78297" officeooo:paragraph-rsid="03d78297"/>
    </style:style>
    <style:style style:name="P50" style:family="paragraph" style:parent-style-name="Standard">
      <style:text-properties style:font-name="Ubuntu Mono" fo:language="en" fo:country="US" officeooo:rsid="03d78297" officeooo:paragraph-rsid="03eb0318"/>
    </style:style>
    <style:style style:name="P51" style:family="paragraph" style:parent-style-name="Standard">
      <style:text-properties style:font-name="Ubuntu Mono" fo:language="en" fo:country="US" officeooo:rsid="04056b88" officeooo:paragraph-rsid="040efdde"/>
    </style:style>
    <style:style style:name="P52" style:family="paragraph" style:parent-style-name="Standard">
      <style:text-properties style:font-name="Ubuntu Mono" fo:language="en" fo:country="US" officeooo:rsid="04056b88" officeooo:paragraph-rsid="0419acc1"/>
    </style:style>
    <style:style style:name="P53" style:family="paragraph" style:parent-style-name="Standard">
      <style:text-properties style:font-name="Ubuntu Mono" fo:language="en" fo:country="US" officeooo:rsid="04056b88" officeooo:paragraph-rsid="041ce2de"/>
    </style:style>
    <style:style style:name="P54" style:family="paragraph" style:parent-style-name="Standard">
      <style:text-properties style:font-name="Ubuntu Mono" fo:language="en" fo:country="US" officeooo:rsid="04056b88" officeooo:paragraph-rsid="042a4b99"/>
    </style:style>
    <style:style style:name="P55" style:family="paragraph" style:parent-style-name="Standard">
      <style:text-properties style:font-name="Ubuntu Mono" fo:language="en" fo:country="US" officeooo:rsid="04085a10" officeooo:paragraph-rsid="040efdde"/>
    </style:style>
    <style:style style:name="P56" style:family="paragraph" style:parent-style-name="Standard">
      <style:paragraph-properties fo:margin-left="0.5in" fo:margin-right="0in" fo:text-indent="0in" style:auto-text-indent="false"/>
      <style:text-properties style:font-name="Ubuntu Mono" fo:language="en" fo:country="US" officeooo:paragraph-rsid="0419acc1"/>
    </style:style>
    <style:style style:name="P57" style:family="paragraph" style:parent-style-name="Standard">
      <style:text-properties style:font-name="Ubuntu Mono" fo:language="en" fo:country="US" officeooo:rsid="03aa8d02" officeooo:paragraph-rsid="04424410"/>
    </style:style>
    <style:style style:name="P58" style:family="paragraph" style:parent-style-name="Standard">
      <style:text-properties style:font-name="Ubuntu Mono" fo:language="en" fo:country="US" officeooo:rsid="040a3aa6" officeooo:paragraph-rsid="044e6127"/>
    </style:style>
    <style:style style:name="P59" style:family="paragraph" style:parent-style-name="Standard">
      <style:text-properties style:font-name="Ubuntu Mono" fo:language="en" fo:country="US" officeooo:rsid="044e6127" officeooo:paragraph-rsid="041858ce"/>
    </style:style>
    <style:style style:name="P60" style:family="paragraph" style:parent-style-name="Standard">
      <style:text-properties style:font-name="Ubuntu Mono" officeooo:rsid="0436b86e" officeooo:paragraph-rsid="0436b86e"/>
    </style:style>
    <style:style style:name="P61" style:family="paragraph" style:parent-style-name="Standard">
      <style:text-properties style:font-name="Ubuntu Mono" officeooo:rsid="0436b86e" officeooo:paragraph-rsid="043cdca0"/>
    </style:style>
    <style:style style:name="P62" style:family="paragraph" style:parent-style-name="VBA">
      <style:paragraph-properties fo:text-align="start" style:justify-single-word="false" fo:orphans="2" fo:widows="2"/>
      <style:text-properties fo:font-size="10pt" officeooo:paragraph-rsid="041858ce" style:letter-kerning="false" style:font-size-asian="10pt" style:language-asian="nl" style:country-asian="NL" style:font-size-complex="10pt" style:language-complex="ar" style:country-complex="SA"/>
    </style:style>
    <style:style style:name="P63" style:family="paragraph" style:parent-style-name="VBA">
      <style:paragraph-properties fo:text-align="center" style:justify-single-word="false" fo:orphans="2" fo:widows="2"/>
      <style:text-properties fo:font-size="10pt" fo:language="en" fo:country="GB" officeooo:paragraph-rsid="041858ce" style:letter-kerning="false" style:font-size-asian="10pt" style:language-asian="nl" style:country-asian="NL" style:font-size-complex="10pt" style:language-complex="ar" style:country-complex="SA"/>
    </style:style>
    <style:style style:name="P64" style:family="paragraph" style:parent-style-name="VBA">
      <style:paragraph-properties fo:text-align="center" style:justify-single-word="false" fo:orphans="2" fo:widows="2"/>
      <style:text-properties fo:font-size="10pt" fo:language="en" fo:country="GB" officeooo:rsid="041ce2de" officeooo:paragraph-rsid="041ce2de" style:letter-kerning="false" style:font-size-asian="10pt" style:language-asian="nl" style:country-asian="NL" style:font-size-complex="10pt" style:language-complex="ar" style:country-complex="SA"/>
    </style:style>
    <style:style style:name="P65" style:family="paragraph" style:parent-style-name="Standard">
      <style:paragraph-properties fo:margin-top="0in" fo:margin-bottom="0in" style:contextual-spacing="false" fo:text-align="start" style:justify-single-word="false" fo:orphans="2" fo:widows="2"/>
      <style:text-properties style:font-name="Calibri" fo:font-size="10pt" officeooo:paragraph-rsid="041858ce" style:letter-kerning="false" style:font-size-asian="10pt" style:language-asian="nl" style:country-asian="NL" style:font-size-complex="10pt" style:language-complex="ar" style:country-complex="SA"/>
    </style:style>
    <style:style style:name="P66" style:family="paragraph" style:parent-style-name="Standard">
      <style:paragraph-properties fo:margin-top="0in" fo:margin-bottom="0in" style:contextual-spacing="false" fo:text-align="start" style:justify-single-word="false" fo:orphans="2" fo:widows="2"/>
      <style:text-properties style:font-name="Calibri" fo:font-size="10pt" officeooo:paragraph-rsid="041ce2de" style:letter-kerning="false" style:font-size-asian="10pt" style:language-asian="nl" style:country-asian="NL" style:font-size-complex="10pt" style:language-complex="ar" style:country-complex="SA"/>
    </style:style>
    <style:style style:name="P67" style:family="paragraph" style:parent-style-name="Standard">
      <style:paragraph-properties fo:margin-top="0in" fo:margin-bottom="0in" style:contextual-spacing="false" fo:text-align="center" style:justify-single-word="false" fo:orphans="2" fo:widows="2"/>
      <style:text-properties style:font-name="Calibri" fo:font-size="10pt" officeooo:paragraph-rsid="041858ce" style:letter-kerning="false" style:font-size-asian="10pt" style:language-asian="nl" style:country-asian="NL" style:font-size-complex="10pt" style:language-complex="ar" style:country-complex="SA"/>
    </style:style>
    <style:style style:name="P68" style:family="paragraph" style:parent-style-name="Standard">
      <style:paragraph-properties fo:margin-top="0in" fo:margin-bottom="0in" style:contextual-spacing="false" fo:text-align="start" style:justify-single-word="false" fo:orphans="2" fo:widows="2"/>
      <style:text-properties style:font-name="Calibri" fo:font-size="10pt" officeooo:rsid="041afaa1" officeooo:paragraph-rsid="041afaa1" style:letter-kerning="false" style:font-size-asian="10pt" style:language-asian="nl" style:country-asian="NL" style:font-size-complex="10pt" style:language-complex="ar" style:country-complex="SA"/>
    </style:style>
    <style:style style:name="P69" style:family="paragraph" style:parent-style-name="Standard">
      <style:paragraph-properties fo:margin-top="0in" fo:margin-bottom="0in" style:contextual-spacing="false" fo:text-align="start" style:justify-single-word="false" fo:orphans="2" fo:widows="2"/>
      <style:text-properties style:font-name="Calibri" fo:font-size="10pt" officeooo:rsid="041b866a" officeooo:paragraph-rsid="041b866a" style:letter-kerning="false" style:font-size-asian="10pt" style:language-asian="nl" style:country-asian="NL" style:font-size-complex="10pt" style:language-complex="ar" style:country-complex="SA"/>
    </style:style>
    <style:style style:name="P70" style:family="paragraph" style:parent-style-name="Standard">
      <style:paragraph-properties fo:margin-top="0in" fo:margin-bottom="0in" style:contextual-spacing="false" fo:text-align="start" style:justify-single-word="false" fo:orphans="2" fo:widows="2"/>
      <style:text-properties style:font-name="Calibri" fo:font-size="10pt" officeooo:rsid="041ce2de" officeooo:paragraph-rsid="041ce2de" style:letter-kerning="false" style:font-size-asian="10pt" style:language-asian="nl" style:country-asian="NL" style:font-size-complex="10pt" style:language-complex="ar" style:country-complex="SA"/>
    </style:style>
    <style:style style:name="P71" style:family="paragraph" style:parent-style-name="Standard">
      <style:paragraph-properties fo:margin-top="0in" fo:margin-bottom="0in" style:contextual-spacing="false" fo:text-align="start" style:justify-single-word="false" fo:orphans="2" fo:widows="2"/>
      <style:text-properties style:font-name="Calibri" fo:font-size="10pt" fo:language="nl" fo:country="NL" officeooo:paragraph-rsid="041858ce" style:letter-kerning="false" style:font-size-asian="10pt" style:language-asian="nl" style:country-asian="NL" style:font-size-complex="10pt" style:language-complex="ar" style:country-complex="SA"/>
    </style:style>
    <style:style style:name="P72" style:family="paragraph" style:parent-style-name="Standard">
      <style:text-properties officeooo:rsid="04377fb5" officeooo:paragraph-rsid="043a6a4e"/>
    </style:style>
    <style:style style:name="P73" style:family="paragraph" style:parent-style-name="Standard">
      <style:text-properties officeooo:rsid="043a6a4e" officeooo:paragraph-rsid="043cdca0"/>
    </style:style>
    <style:style style:name="P74" style:family="paragraph" style:parent-style-name="Standard">
      <style:text-properties officeooo:rsid="043a6a4e" officeooo:paragraph-rsid="043a6a4e"/>
    </style:style>
    <style:style style:name="P75" style:family="paragraph" style:parent-style-name="Standard">
      <style:text-properties officeooo:paragraph-rsid="03ed9aa7"/>
    </style:style>
    <style:style style:name="P76" style:family="paragraph" style:parent-style-name="Standard">
      <style:text-properties officeooo:rsid="04564e85" officeooo:paragraph-rsid="04564e85"/>
    </style:style>
    <style:style style:name="P77" style:family="paragraph" style:parent-style-name="Standard">
      <style:text-properties officeooo:paragraph-rsid="0456ee31"/>
    </style:style>
    <style:style style:name="P78" style:family="paragraph" style:parent-style-name="Contents_20_1">
      <style:paragraph-properties>
        <style:tab-stops>
          <style:tab-stop style:position="7.6299in" style:type="right" style:leader-style="dotted" style:leader-text="."/>
        </style:tab-stops>
      </style:paragraph-properties>
    </style:style>
    <style:style style:name="P79" style:family="paragraph" style:parent-style-name="Contents_20_2">
      <style:paragraph-properties>
        <style:tab-stops>
          <style:tab-stop style:position="7.6299in" style:type="right" style:leader-style="dotted" style:leader-text="."/>
        </style:tab-stops>
      </style:paragraph-properties>
    </style:style>
    <style:style style:name="P80" style:family="paragraph" style:parent-style-name="Title" style:master-page-name="First_20_Page">
      <style:paragraph-properties fo:text-align="center" style:justify-single-word="false" style:page-number="auto"/>
      <style:text-properties fo:language="en" fo:country="US" officeooo:rsid="0448974a" officeooo:paragraph-rsid="0448974a"/>
    </style:style>
    <style:style style:name="P81" style:family="paragraph" style:parent-style-name="Heading_20_1" style:list-style-name="">
      <style:paragraph-properties fo:line-height="108%" fo:text-align="start" style:justify-single-word="false" fo:orphans="2" fo:widows="2">
        <style:tab-stops/>
      </style:paragraph-properties>
      <style:text-properties fo:language="en" fo:country="US" officeooo:rsid="039a3cb2" officeooo:paragraph-rsid="039a3cb2"/>
    </style:style>
    <style:style style:name="P82" style:family="paragraph" style:parent-style-name="Standard" style:list-style-name="L1">
      <style:paragraph-properties fo:text-align="start" style:justify-single-word="false"/>
      <style:text-properties fo:language="en" fo:country="US" officeooo:paragraph-rsid="04215213"/>
    </style:style>
    <style:style style:name="P83" style:family="paragraph" style:parent-style-name="Standard" style:list-style-name="L1">
      <style:paragraph-properties fo:text-align="start" style:justify-single-word="false"/>
      <style:text-properties fo:language="en" fo:country="US" officeooo:paragraph-rsid="03c1c8d9"/>
    </style:style>
    <style:style style:name="P84" style:family="paragraph" style:parent-style-name="Standard" style:list-style-name="L1">
      <style:paragraph-properties fo:text-align="start" style:justify-single-word="false"/>
      <style:text-properties fo:language="en" fo:country="US" officeooo:paragraph-rsid="03fb678d"/>
    </style:style>
    <style:style style:name="P85" style:family="paragraph" style:parent-style-name="Standard" style:list-style-name="L1">
      <style:paragraph-properties fo:text-align="start" style:justify-single-word="false"/>
      <style:text-properties fo:language="en" fo:country="US" officeooo:rsid="040acbc8" officeooo:paragraph-rsid="040acbc8"/>
    </style:style>
    <style:style style:name="P86" style:family="paragraph" style:parent-style-name="Standard" style:list-style-name="L1">
      <style:paragraph-properties fo:text-align="start" style:justify-single-word="false"/>
      <style:text-properties fo:language="en" fo:country="US" officeooo:rsid="0448134c" officeooo:paragraph-rsid="0448134c"/>
    </style:style>
    <style:style style:name="P87" style:family="paragraph" style:parent-style-name="Standard" style:list-style-name="L2">
      <style:text-properties fo:language="en" fo:country="US" officeooo:rsid="03eff18f" officeooo:paragraph-rsid="04313e36"/>
    </style:style>
    <style:style style:name="P88" style:family="paragraph" style:parent-style-name="Standard" style:list-style-name="L2">
      <style:text-properties fo:language="en" fo:country="US" officeooo:rsid="03eff18f" officeooo:paragraph-rsid="04325b68"/>
    </style:style>
    <style:style style:name="P8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cccccc"/>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Ubuntu3"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cccccc"/>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Ubuntu3"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officeooo:rsid="03aa8d02"/>
    </style:style>
    <style:style style:name="T3" style:family="text">
      <style:text-properties fo:language="en" fo:country="US" officeooo:rsid="03f7d78f"/>
    </style:style>
    <style:style style:name="T4" style:family="text">
      <style:text-properties fo:language="en" fo:country="US" officeooo:rsid="03d17091"/>
    </style:style>
    <style:style style:name="T5" style:family="text">
      <style:text-properties fo:language="en" fo:country="US" officeooo:rsid="03eb0318"/>
    </style:style>
    <style:style style:name="T6" style:family="text">
      <style:text-properties fo:language="en" fo:country="US" officeooo:rsid="0455eaa5"/>
    </style:style>
    <style:style style:name="T7" style:family="text">
      <style:text-properties fo:language="en" fo:country="US" officeooo:rsid="0456ee31"/>
    </style:style>
    <style:style style:name="T8" style:family="text">
      <style:text-properties style:font-name="Ubuntu Mono"/>
    </style:style>
    <style:style style:name="T9" style:family="text">
      <style:text-properties style:font-name="Ubuntu Mono" fo:font-style="italic" officeooo:rsid="043af878" style:font-style-asian="italic" style:font-style-complex="italic"/>
    </style:style>
    <style:style style:name="T10" style:family="text">
      <style:text-properties style:font-name="Ubuntu Mono" fo:font-style="normal" officeooo:rsid="043af878" style:font-style-asian="normal" style:font-style-complex="normal"/>
    </style:style>
    <style:style style:name="T11" style:family="text">
      <style:text-properties style:font-name="Ubuntu Mono" fo:font-style="normal" officeooo:rsid="0436b86e" style:font-style-asian="normal" style:font-style-complex="normal"/>
    </style:style>
    <style:style style:name="T12" style:family="text">
      <style:text-properties style:font-name="Ubuntu Mono" fo:font-style="normal" officeooo:rsid="043cdca0" style:font-style-asian="normal" style:font-style-complex="normal"/>
    </style:style>
    <style:style style:name="T13" style:family="text">
      <style:text-properties style:font-name="Ubuntu Mono" officeooo:rsid="03de92a6"/>
    </style:style>
    <style:style style:name="T14" style:family="text">
      <style:text-properties style:font-name="Ubuntu Mono" officeooo:rsid="03de3e99"/>
    </style:style>
    <style:style style:name="T15" style:family="text">
      <style:text-properties style:font-name="Ubuntu Mono" officeooo:rsid="03ebbec1"/>
    </style:style>
    <style:style style:name="T16" style:family="text">
      <style:text-properties style:font-name="Ubuntu Mono" officeooo:rsid="0436b86e"/>
    </style:style>
    <style:style style:name="T17" style:family="text">
      <style:text-properties style:font-name="Ubuntu Mono" fo:language="en" fo:country="US" officeooo:rsid="03d78297"/>
    </style:style>
    <style:style style:name="T18" style:family="text">
      <style:text-properties style:font-name="Ubuntu Mono" fo:language="en" fo:country="US" officeooo:rsid="03eb0318"/>
    </style:style>
    <style:style style:name="T19" style:family="text">
      <style:text-properties style:font-name="Ubuntu Mono" fo:language="en" fo:country="US" officeooo:rsid="03ed9aa7"/>
    </style:style>
    <style:style style:name="T20" style:family="text">
      <style:text-properties style:font-name="Ubuntu Mono" fo:language="en" fo:country="US" officeooo:rsid="0455d1c4"/>
    </style:style>
    <style:style style:name="T21" style:family="text">
      <style:text-properties style:font-name="Ubuntu" fo:font-style="italic" officeooo:rsid="043af878" style:font-style-asian="italic" style:font-style-complex="italic"/>
    </style:style>
    <style:style style:name="T22" style:family="text">
      <style:text-properties style:font-name="Ubuntu" fo:font-style="normal" officeooo:rsid="043af878" style:font-style-asian="normal" style:font-style-complex="normal"/>
    </style:style>
    <style:style style:name="T23" style:family="text">
      <style:text-properties style:font-name="Ubuntu" fo:font-style="normal" officeooo:rsid="043f1ebd" style:font-style-asian="normal" style:font-style-complex="normal"/>
    </style:style>
    <style:style style:name="T24" style:family="text">
      <style:text-properties style:font-name="Ubuntu" fo:font-style="normal" officeooo:rsid="043cdca0" style:font-style-asian="normal" style:font-style-complex="normal"/>
    </style:style>
    <style:style style:name="T25" style:family="text">
      <style:text-properties style:font-name="Ubuntu" fo:font-style="normal" officeooo:rsid="044079d1" style:font-style-asian="normal" style:font-style-complex="normal"/>
    </style:style>
    <style:style style:name="T26" style:family="text">
      <style:text-properties style:font-name="Ubuntu" fo:font-style="normal" officeooo:rsid="0445961a" style:font-style-asian="normal" style:font-style-complex="normal"/>
    </style:style>
    <style:style style:name="T27" style:family="text">
      <style:text-properties style:font-name="Ubuntu" fo:font-style="normal" officeooo:rsid="043e378d" style:font-style-asian="normal" style:font-style-complex="normal"/>
    </style:style>
    <style:style style:name="T28" style:family="text">
      <style:text-properties style:font-name="Ubuntu" fo:font-style="normal" officeooo:rsid="0445e456" style:font-style-asian="normal" style:font-style-complex="normal"/>
    </style:style>
    <style:style style:name="T29" style:family="text">
      <style:text-properties style:font-name="Ubuntu" officeooo:rsid="043a6a4e"/>
    </style:style>
    <style:style style:name="T30" style:family="text">
      <style:text-properties style:font-name="Ubuntu" officeooo:rsid="0445961a"/>
    </style:style>
    <style:style style:name="T31" style:family="text">
      <style:text-properties fo:font-style="italic" style:font-style-asian="italic" style:font-style-complex="italic"/>
    </style:style>
    <style:style style:name="T32" style:family="text">
      <style:text-properties fo:font-style="italic" officeooo:rsid="03f7d78f" style:font-style-asian="italic" style:font-style-complex="italic"/>
    </style:style>
    <style:style style:name="T33" style:family="text">
      <style:text-properties fo:font-style="italic" officeooo:rsid="03c3c058" style:font-style-asian="italic" style:font-style-complex="italic"/>
    </style:style>
    <style:style style:name="T34" style:family="text">
      <style:text-properties fo:font-style="italic" officeooo:rsid="0405bd8d" style:font-style-asian="italic" style:font-style-complex="italic"/>
    </style:style>
    <style:style style:name="T35" style:family="text">
      <style:text-properties fo:font-style="italic" officeooo:rsid="041afaa1" style:font-style-asian="italic" style:font-style-complex="italic"/>
    </style:style>
    <style:style style:name="T36" style:family="text">
      <style:text-properties fo:font-style="italic" officeooo:rsid="04303b6a" style:font-style-asian="italic" style:font-style-complex="italic"/>
    </style:style>
    <style:style style:name="T37" style:family="text">
      <style:text-properties fo:font-style="italic" officeooo:rsid="04313e36" style:font-style-asian="italic" style:font-style-complex="italic"/>
    </style:style>
    <style:style style:name="T38" style:family="text">
      <style:text-properties fo:font-style="italic" officeooo:rsid="04325b68"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3e7d110" style:font-style-asian="normal" style:font-style-complex="normal"/>
    </style:style>
    <style:style style:name="T41" style:family="text">
      <style:text-properties fo:font-style="normal" officeooo:rsid="03eb0318" style:font-style-asian="normal" style:font-style-complex="normal"/>
    </style:style>
    <style:style style:name="T42" style:family="text">
      <style:text-properties fo:font-style="normal" officeooo:rsid="03eb5ef5" style:font-style-asian="normal" style:font-style-complex="normal"/>
    </style:style>
    <style:style style:name="T43" style:family="text">
      <style:text-properties fo:font-style="normal" officeooo:rsid="03f7d78f" style:font-style-asian="normal" style:font-style-complex="normal"/>
    </style:style>
    <style:style style:name="T44" style:family="text">
      <style:text-properties fo:font-style="normal" officeooo:rsid="040d3e9b" style:font-style-asian="normal" style:font-style-complex="normal"/>
    </style:style>
    <style:style style:name="T45" style:family="text">
      <style:text-properties fo:font-style="normal" officeooo:rsid="041543ff" style:font-style-asian="normal" style:font-style-complex="normal"/>
    </style:style>
    <style:style style:name="T46" style:family="text">
      <style:text-properties fo:font-style="normal" officeooo:rsid="0417e7b0" style:font-style-asian="normal" style:font-style-complex="normal"/>
    </style:style>
    <style:style style:name="T47" style:family="text">
      <style:text-properties fo:font-style="normal" officeooo:rsid="041a665d" style:font-style-asian="normal" style:font-style-complex="normal"/>
    </style:style>
    <style:style style:name="T48" style:family="text">
      <style:text-properties fo:font-style="normal" officeooo:rsid="04313e36" style:font-style-asian="normal" style:font-style-complex="normal"/>
    </style:style>
    <style:style style:name="T49" style:family="text">
      <style:text-properties fo:font-style="normal" officeooo:rsid="04325b68" style:font-style-asian="normal" style:font-style-complex="normal"/>
    </style:style>
    <style:style style:name="T50" style:family="text">
      <style:text-properties fo:font-style="normal" officeooo:rsid="0455d1c4" style:font-style-asian="normal" style:font-style-complex="normal"/>
    </style:style>
    <style:style style:name="T51" style:family="text">
      <style:text-properties fo:font-style="normal" style:text-underline-style="none" officeooo:rsid="03eb0318" style:font-style-asian="normal" style:font-style-complex="normal"/>
    </style:style>
    <style:style style:name="T52" style:family="text">
      <style:text-properties fo:font-weight="normal" style:font-weight-asian="normal" style:font-weight-complex="normal"/>
    </style:style>
    <style:style style:name="T53" style:family="text">
      <style:text-properties fo:font-weight="normal" officeooo:rsid="045262f0" style:font-weight-asian="normal" style:font-weight-complex="normal"/>
    </style:style>
    <style:style style:name="T54" style:family="text">
      <style:text-properties fo:font-weight="normal" officeooo:rsid="04537790" style:font-weight-asian="normal" style:font-weight-complex="normal"/>
    </style:style>
    <style:style style:name="T55" style:family="text">
      <style:text-properties fo:font-weight="normal" officeooo:rsid="0454132f" style:font-weight-asian="normal" style:font-weight-complex="normal"/>
    </style:style>
    <style:style style:name="T56" style:family="text">
      <style:text-properties fo:font-weight="normal" officeooo:rsid="0455eaa5" style:font-weight-asian="normal" style:font-weight-complex="normal"/>
    </style:style>
    <style:style style:name="T57" style:family="text">
      <style:text-properties fo:font-weight="normal" officeooo:rsid="045abf57" style:font-weight-asian="normal" style:font-weight-complex="normal"/>
    </style:style>
    <style:style style:name="T58" style:family="text">
      <style:text-properties fo:font-weight="normal" officeooo:rsid="045bc2fd" style:font-weight-asian="normal" style:font-weight-complex="normal"/>
    </style:style>
    <style:style style:name="T59" style:family="text">
      <style:text-properties officeooo:rsid="038050cd"/>
    </style:style>
    <style:style style:name="T60" style:family="text">
      <style:text-properties officeooo:rsid="03aa8d02"/>
    </style:style>
    <style:style style:name="T61" style:family="text">
      <style:text-properties officeooo:rsid="03b06694"/>
    </style:style>
    <style:style style:name="T62" style:family="text">
      <style:text-properties officeooo:rsid="03b1d341"/>
    </style:style>
    <style:style style:name="T63" style:family="text">
      <style:text-properties officeooo:rsid="03b23ddd"/>
    </style:style>
    <style:style style:name="T64" style:family="text">
      <style:text-properties officeooo:rsid="03b61c88"/>
    </style:style>
    <style:style style:name="T65" style:family="text">
      <style:text-properties officeooo:rsid="03b80129"/>
    </style:style>
    <style:style style:name="T66" style:family="text">
      <style:text-properties officeooo:rsid="03b87480"/>
    </style:style>
    <style:style style:name="T67" style:family="text">
      <style:text-properties officeooo:rsid="03b9f5cd"/>
    </style:style>
    <style:style style:name="T68" style:family="text">
      <style:text-properties officeooo:rsid="03bebdd7"/>
    </style:style>
    <style:style style:name="T69" style:family="text">
      <style:text-properties officeooo:rsid="03c3c058"/>
    </style:style>
    <style:style style:name="T70" style:family="text">
      <style:text-properties officeooo:rsid="03c3fe55"/>
    </style:style>
    <style:style style:name="T71" style:family="text">
      <style:text-properties officeooo:rsid="03c8e1a4"/>
    </style:style>
    <style:style style:name="T72" style:family="text">
      <style:text-properties officeooo:rsid="03ca12fe"/>
    </style:style>
    <style:style style:name="T73" style:family="text">
      <style:text-properties officeooo:rsid="03cb3d09"/>
    </style:style>
    <style:style style:name="T74" style:family="text">
      <style:text-properties officeooo:rsid="03cf03a4"/>
    </style:style>
    <style:style style:name="T75" style:family="text">
      <style:text-properties officeooo:rsid="03cf5c7e"/>
    </style:style>
    <style:style style:name="T76" style:family="text">
      <style:text-properties officeooo:rsid="03d08344"/>
    </style:style>
    <style:style style:name="T77" style:family="text">
      <style:text-properties officeooo:rsid="03d17091"/>
    </style:style>
    <style:style style:name="T78" style:family="text">
      <style:text-properties officeooo:rsid="03d6f954"/>
    </style:style>
    <style:style style:name="T79" style:family="text">
      <style:text-properties officeooo:rsid="03d78297"/>
    </style:style>
    <style:style style:name="T80" style:family="text">
      <style:text-properties officeooo:rsid="03d98d93"/>
    </style:style>
    <style:style style:name="T81" style:family="text">
      <style:text-properties officeooo:rsid="03db27fc"/>
    </style:style>
    <style:style style:name="T82" style:family="text">
      <style:text-properties officeooo:rsid="03dbd6bb"/>
    </style:style>
    <style:style style:name="T83" style:family="text">
      <style:text-properties officeooo:rsid="03ddbede"/>
    </style:style>
    <style:style style:name="T84" style:family="text">
      <style:text-properties officeooo:rsid="03de3e99"/>
    </style:style>
    <style:style style:name="T85" style:family="text">
      <style:text-properties officeooo:rsid="03de92a6"/>
    </style:style>
    <style:style style:name="T86" style:family="text">
      <style:text-properties officeooo:rsid="03df887e"/>
    </style:style>
    <style:style style:name="T87" style:family="text">
      <style:text-properties officeooo:rsid="03e18584"/>
    </style:style>
    <style:style style:name="T88" style:family="text">
      <style:text-properties officeooo:rsid="03e3d544"/>
    </style:style>
    <style:style style:name="T89" style:family="text">
      <style:text-properties officeooo:rsid="03e403aa"/>
    </style:style>
    <style:style style:name="T90" style:family="text">
      <style:text-properties officeooo:rsid="03e592d2"/>
    </style:style>
    <style:style style:name="T91" style:family="text">
      <style:text-properties officeooo:rsid="03e6b257"/>
    </style:style>
    <style:style style:name="T92" style:family="text">
      <style:text-properties officeooo:rsid="03e7d110"/>
    </style:style>
    <style:style style:name="T93" style:family="text">
      <style:text-properties officeooo:rsid="03eb0318"/>
    </style:style>
    <style:style style:name="T94" style:family="text">
      <style:text-properties officeooo:rsid="03eb5ef5"/>
    </style:style>
    <style:style style:name="T95" style:family="text">
      <style:text-properties officeooo:rsid="03ebbec1"/>
    </style:style>
    <style:style style:name="T96" style:family="text">
      <style:text-properties officeooo:rsid="03ef3baa"/>
    </style:style>
    <style:style style:name="T97" style:family="text">
      <style:text-properties officeooo:rsid="03eff18f"/>
    </style:style>
    <style:style style:name="T98" style:family="text">
      <style:text-properties officeooo:rsid="03f0a711"/>
    </style:style>
    <style:style style:name="T99" style:family="text">
      <style:text-properties officeooo:rsid="03f16bbd"/>
    </style:style>
    <style:style style:name="T100" style:family="text">
      <style:text-properties officeooo:rsid="03f36420"/>
    </style:style>
    <style:style style:name="T101" style:family="text">
      <style:text-properties officeooo:rsid="03f51431"/>
    </style:style>
    <style:style style:name="T102" style:family="text">
      <style:text-properties officeooo:rsid="03f5e495"/>
    </style:style>
    <style:style style:name="T103" style:family="text">
      <style:text-properties officeooo:rsid="03f7c1c1"/>
    </style:style>
    <style:style style:name="T104" style:family="text">
      <style:text-properties officeooo:rsid="03f7d78f"/>
    </style:style>
    <style:style style:name="T105" style:family="text">
      <style:text-properties officeooo:rsid="03f80ada"/>
    </style:style>
    <style:style style:name="T106" style:family="text">
      <style:text-properties officeooo:rsid="03f9d121"/>
    </style:style>
    <style:style style:name="T107" style:family="text">
      <style:text-properties officeooo:rsid="03fb678d"/>
    </style:style>
    <style:style style:name="T108" style:family="text">
      <style:text-properties officeooo:rsid="03fbe157"/>
    </style:style>
    <style:style style:name="T109" style:family="text">
      <style:text-properties officeooo:rsid="04021fb1"/>
    </style:style>
    <style:style style:name="T110" style:family="text">
      <style:text-properties officeooo:rsid="04032ca8"/>
    </style:style>
    <style:style style:name="T111" style:family="text">
      <style:text-properties officeooo:rsid="0403af6c"/>
    </style:style>
    <style:style style:name="T112" style:family="text">
      <style:text-properties officeooo:rsid="04056b88"/>
    </style:style>
    <style:style style:name="T113" style:family="text">
      <style:text-properties officeooo:rsid="0405bd8d"/>
    </style:style>
    <style:style style:name="T114" style:family="text">
      <style:text-properties officeooo:rsid="0406567f"/>
    </style:style>
    <style:style style:name="T115" style:family="text">
      <style:text-properties officeooo:rsid="0406de93"/>
    </style:style>
    <style:style style:name="T116" style:family="text">
      <style:text-properties officeooo:rsid="040772a5"/>
    </style:style>
    <style:style style:name="T117" style:family="text">
      <style:text-properties officeooo:rsid="04085a10"/>
    </style:style>
    <style:style style:name="T118" style:family="text">
      <style:text-properties officeooo:rsid="040acbc8"/>
    </style:style>
    <style:style style:name="T119" style:family="text">
      <style:text-properties officeooo:rsid="040bff24"/>
    </style:style>
    <style:style style:name="T120" style:family="text">
      <style:text-properties officeooo:rsid="040d3e9b"/>
    </style:style>
    <style:style style:name="T121" style:family="text">
      <style:text-properties officeooo:rsid="040efdde"/>
    </style:style>
    <style:style style:name="T122" style:family="text">
      <style:text-properties officeooo:rsid="041029a9"/>
    </style:style>
    <style:style style:name="T123" style:family="text">
      <style:text-properties officeooo:rsid="0410ff64"/>
    </style:style>
    <style:style style:name="T124" style:family="text">
      <style:text-properties officeooo:rsid="04118990"/>
    </style:style>
    <style:style style:name="T125" style:family="text">
      <style:text-properties officeooo:rsid="0412f2a2"/>
    </style:style>
    <style:style style:name="T126" style:family="text">
      <style:text-properties officeooo:rsid="0414c253"/>
    </style:style>
    <style:style style:name="T127" style:family="text">
      <style:text-properties officeooo:rsid="041543ff"/>
    </style:style>
    <style:style style:name="T128" style:family="text">
      <style:text-properties officeooo:rsid="0415e895"/>
    </style:style>
    <style:style style:name="T129" style:family="text">
      <style:text-properties officeooo:rsid="0417e7b0"/>
    </style:style>
    <style:style style:name="T130" style:family="text">
      <style:text-properties officeooo:rsid="041858ce"/>
    </style:style>
    <style:style style:name="T131" style:family="text">
      <style:text-properties fo:language="nl" fo:country="NL"/>
    </style:style>
    <style:style style:name="T132" style:family="text">
      <style:text-properties fo:language="nl" fo:country="NL" officeooo:rsid="04192257"/>
    </style:style>
    <style:style style:name="T133" style:family="text">
      <style:text-properties officeooo:rsid="04192257"/>
    </style:style>
    <style:style style:name="T134" style:family="text">
      <style:text-properties officeooo:rsid="0419acc1"/>
    </style:style>
    <style:style style:name="T135" style:family="text">
      <style:text-properties officeooo:rsid="041a3470"/>
    </style:style>
    <style:style style:name="T136" style:family="text">
      <style:text-properties officeooo:rsid="041a665d"/>
    </style:style>
    <style:style style:name="T137" style:family="text">
      <style:text-properties officeooo:rsid="041afaa1"/>
    </style:style>
    <style:style style:name="T138" style:family="text">
      <style:text-properties officeooo:rsid="041b866a"/>
    </style:style>
    <style:style style:name="T139" style:family="text">
      <style:text-properties officeooo:rsid="041c8bf2"/>
    </style:style>
    <style:style style:name="T140" style:family="text">
      <style:text-properties officeooo:rsid="041ce2de"/>
    </style:style>
    <style:style style:name="T141" style:family="text">
      <style:text-properties officeooo:rsid="041de36d"/>
    </style:style>
    <style:style style:name="T142" style:family="text">
      <style:text-properties officeooo:rsid="0420f8b0"/>
    </style:style>
    <style:style style:name="T143" style:family="text">
      <style:text-properties officeooo:rsid="04212184"/>
    </style:style>
    <style:style style:name="T144" style:family="text">
      <style:text-properties officeooo:rsid="04215213"/>
    </style:style>
    <style:style style:name="T145" style:family="text">
      <style:text-properties officeooo:rsid="0423001a"/>
    </style:style>
    <style:style style:name="T146" style:family="text">
      <style:text-properties officeooo:rsid="04277aea"/>
    </style:style>
    <style:style style:name="T147" style:family="text">
      <style:text-properties officeooo:rsid="04288993"/>
    </style:style>
    <style:style style:name="T148" style:family="text">
      <style:text-properties officeooo:rsid="0428cca7"/>
    </style:style>
    <style:style style:name="T149" style:family="text">
      <style:text-properties officeooo:rsid="042a4b99"/>
    </style:style>
    <style:style style:name="T150" style:family="text">
      <style:text-properties officeooo:rsid="042aa3d5"/>
    </style:style>
    <style:style style:name="T151" style:family="text">
      <style:text-properties officeooo:rsid="042be7af"/>
    </style:style>
    <style:style style:name="T152" style:family="text">
      <style:text-properties officeooo:rsid="04303b6a"/>
    </style:style>
    <style:style style:name="T153" style:family="text">
      <style:text-properties officeooo:rsid="04313e36"/>
    </style:style>
    <style:style style:name="T154" style:family="text">
      <style:text-properties officeooo:rsid="04325b68"/>
    </style:style>
    <style:style style:name="T155" style:family="text">
      <style:text-properties officeooo:rsid="0436b86e"/>
    </style:style>
    <style:style style:name="T156" style:family="text">
      <style:text-properties officeooo:rsid="043f1ebd"/>
    </style:style>
    <style:style style:name="T157" style:family="text">
      <style:text-properties officeooo:rsid="044079d1"/>
    </style:style>
    <style:style style:name="T158" style:family="text">
      <style:text-properties officeooo:rsid="04424410"/>
    </style:style>
    <style:style style:name="T159" style:family="text">
      <style:text-properties officeooo:rsid="0444032f"/>
    </style:style>
    <style:style style:name="T160" style:family="text">
      <style:text-properties officeooo:rsid="0445961a"/>
    </style:style>
    <style:style style:name="T161" style:family="text">
      <style:text-properties officeooo:rsid="0445e456"/>
    </style:style>
    <style:style style:name="T162" style:family="text">
      <style:text-properties officeooo:rsid="0447dae5"/>
    </style:style>
    <style:style style:name="T163" style:family="text">
      <style:text-properties officeooo:rsid="0448134c"/>
    </style:style>
    <style:style style:name="T164" style:family="text">
      <style:text-properties officeooo:rsid="04483be4"/>
    </style:style>
    <style:style style:name="T165" style:family="text">
      <style:text-properties officeooo:rsid="044acd59"/>
    </style:style>
    <style:style style:name="T166" style:family="text">
      <style:text-properties officeooo:rsid="044b0fa6"/>
    </style:style>
    <style:style style:name="T167" style:family="text">
      <style:text-properties officeooo:rsid="044ba177"/>
    </style:style>
    <style:style style:name="T168" style:family="text">
      <style:text-properties officeooo:rsid="044e6127"/>
    </style:style>
    <style:style style:name="T169" style:family="text">
      <style:text-properties officeooo:rsid="044e8abd"/>
    </style:style>
    <style:style style:name="T170" style:family="text">
      <style:text-properties officeooo:rsid="04506cbf"/>
    </style:style>
    <style:style style:name="T171" style:family="text">
      <style:text-properties officeooo:rsid="045262f0"/>
    </style:style>
    <style:style style:name="T172" style:family="text">
      <style:text-properties officeooo:rsid="0455b4e0"/>
    </style:style>
    <style:style style:name="T173" style:family="text">
      <style:text-properties officeooo:rsid="0455d1c4"/>
    </style:style>
    <style:style style:name="T174" style:family="text">
      <style:text-properties officeooo:rsid="0455eaa5"/>
    </style:style>
    <style:style style:name="T175" style:family="text">
      <style:text-properties officeooo:rsid="0456456b"/>
    </style:style>
    <style:style style:name="T176" style:family="text">
      <style:text-properties officeooo:rsid="0456ee31"/>
    </style:style>
    <style:style style:name="T177" style:family="text">
      <style:text-properties officeooo:rsid="045a3634"/>
    </style:style>
    <style:style style:name="T178" style:family="text">
      <style:text-properties officeooo:rsid="045abf57"/>
    </style:style>
    <style:style style:name="T179" style:family="text">
      <style:text-properties officeooo:rsid="045b64fb"/>
    </style:style>
    <style:style style:name="T180" style:family="text">
      <style:text-properties officeooo:rsid="045bc2fd"/>
    </style:style>
    <style:style style:name="T181" style:family="text">
      <style:text-properties officeooo:rsid="045c7521"/>
    </style:style>
    <style:style style:name="T182" style:family="text">
      <style:text-properties officeooo:rsid="045dd11e"/>
    </style:style>
    <style:style style:name="T183" style:family="text">
      <style:text-properties officeooo:rsid="045e785f"/>
    </style:style>
    <style:style style:name="T184" style:family="text">
      <style:text-properties officeooo:rsid="045e9b17"/>
    </style:style>
    <style:style style:name="T185" style:family="text">
      <style:text-properties officeooo:rsid="0471c1da"/>
    </style:style>
    <style:style style:name="T18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87" style:family="text">
      <style:text-properties fo:font-variant="normal" fo:text-transform="none" style:use-window-font-color="true" loext:opacity="0%" style:text-outline="false" style:text-line-through-style="none" style:text-line-through-type="none" style:font-name="Ubuntu3" fo:font-size="10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000000" draw:marker-start="" draw:marker-start-width="0.0799in" draw:marker-start-center="false" draw:marker-end="" draw:marker-end-width="0.0799in" draw:marker-end-center="false" draw:stroke-linejoin="none" draw:fill="solid" draw:fill-color="#cccccc" draw:textarea-horizontal-align="justify" draw:textarea-vertical-align="middle" draw:auto-grow-height="false" fo:min-height="0.3972in" fo:min-width="0.298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draw:stroke-dash="Dash_20_Dot_20_4" svg:stroke-width="0in" svg:stroke-color="#000000" draw:marker-start="" draw:marker-start-width="0.0799in" draw:marker-start-center="false" draw:marker-end="" draw:marker-end-width="0.0799in" draw:marker-end-center="false" draw:stroke-linejoin="none" draw:fill="solid" draw:fill-color="#cccccc" draw:textarea-horizontal-align="justify" draw:textarea-vertical-align="middle" draw:auto-grow-height="false" fo:min-height="0.1516in" fo:min-width="1.05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draw:stroke-dash="Dash_20_Dot_20_4" svg:stroke-width="0.0201in" svg:stroke-color="#000000" draw:marker-start="" draw:marker-start-width="0.1098in" draw:marker-start-center="false" draw:marker-end="Arrowheads_20_1" draw:marker-end-width="0.1181in" draw:marker-end-center="false" draw:stroke-linejoin="none" draw:fill="solid" draw:fill-color="#cccccc"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solid" draw:stroke-dash="Dash_20_Dot_20_4" svg:stroke-width="0.0201in" svg:stroke-color="#000000" draw:marker-start="" draw:marker-start-width="0.1098in" draw:marker-start-center="false" draw:marker-end="Arrowheads_20_2" draw:marker-end-width="0.1181in" draw:marker-end-center="false" draw:stroke-linejoin="none" draw:fill="solid" draw:fill-color="#cccccc"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 style:family="graphic">
      <style:graphic-properties draw:stroke="solid" draw:stroke-dash="Dash_20_Dot_20_4" svg:stroke-width="0in" svg:stroke-color="#000000" draw:marker-start="" draw:marker-start-width="0.0799in" draw:marker-start-center="false" draw:marker-end="" draw:marker-end-width="0.0799in" draw:marker-end-center="false" draw:stroke-linejoin="none" draw:fill="solid" draw:fill-color="#cccccc" draw:textarea-horizontal-align="justify" draw:textarea-vertical-align="middle" draw:auto-grow-height="false" fo:min-height="0.4165in" fo:min-width="0.3181in" fo:padding-top="0.0398in" fo:padding-bottom="0.0398in" fo:padding-left="0.089in" fo:padding-right="0.089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draw:stroke-dash="Dash_20_Dot_20_4" svg:stroke-width="0in" svg:stroke-color="#000000" draw:marker-start="" draw:marker-start-width="0.0799in" draw:marker-start-center="false" draw:marker-end="" draw:marker-end-width="0.0799in" draw:marker-end-center="false" draw:stroke-linejoin="none" draw:fill="solid" draw:fill-color="#cccccc" draw:textarea-horizontal-align="justify" draw:textarea-vertical-align="middle" draw:auto-grow-height="false" fo:min-height="0.2807in" fo:min-width="1.05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draw:stroke-dash="Dash_20_Dot_20_4" svg:stroke-width="0.0201in" svg:stroke-color="#000000" draw:marker-start="" draw:marker-start-width="0.1098in" draw:marker-start-center="false" draw:marker-end="" draw:marker-end-width="0.1098in" draw:marker-end-center="false" draw:stroke-linejoin="non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9" style:family="graphic">
      <style:graphic-properties draw:stroke="solid" draw:stroke-dash="Dash_20_Dot_20_4" svg:stroke-width="0.0201in" svg:stroke-color="#000000" draw:marker-start="" draw:marker-start-width="0.1098in" draw:marker-start-center="false" draw:marker-end="" draw:marker-end-width="0.1098in" draw:marker-end-center="false" draw:stroke-linejoin="none" draw:fill="solid" draw:fill-color="#cccccc" draw:textarea-horizontal-align="justify" draw:textarea-vertical-align="middle" draw:auto-grow-height="false" fo:min-height="0.4008in" fo:min-width="0.5283in" fo:padding-top="0.0591in" fo:padding-bottom="0.0591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draw:stroke-dash="Dash_20_Dot_20_4" svg:stroke-width="0.0201in" svg:stroke-color="#000000" draw:marker-start="" draw:marker-start-width="0.1098in" draw:marker-start-center="false" draw:marker-end="" draw:marker-end-width="0.1098in" draw:marker-end-center="false" draw:stroke-linejoin="none" draw:fill="solid" draw:fill-color="#cccccc" draw:textarea-horizontal-align="justify" draw:textarea-vertical-align="middle" draw:auto-grow-height="false" fo:min-height="0.4016in" fo:min-width="0.5283in" fo:padding-top="0.0591in" fo:padding-bottom="0.0591in" fo:padding-left="0.1083in" fo:padding-right="0.1083in" fo:wrap-option="wrap" draw:shadow="hidden" draw:shadow-offset-x="0.0783in" draw:shadow-offset-y="0.0783in" draw:shadow-color="#808080" style:writing-mode="lr-tb"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22"/>
      <text:p text:style-name="P22"/>
      <text:p text:style-name="P22"/>
      <text:p text:style-name="P22"/>
      <text:p text:style-name="P22"/>
      <text:p text:style-name="P22"/>
      <text:p text:style-name="P24"/>
      <text:p text:style-name="P23"/>
      <text:p text:style-name="P46">EBNF<text:span text:style-name="T126">+</text:span></text:p>
      <text:p text:style-name="P45"/>
      <text:p text:style-name="P47">mapping <text:s/>input to output</text:p>
      <text:p text:style-name="P44"/>
      <text:p text:style-name="P44"/>
      <text:p text:style-name="P4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3">rev</text:p>
          </table:table-cell>
          <table:table-cell table:style-name="Table1.A1" office:value-type="string">
            <text:p text:style-name="P32">date</text:p>
          </table:table-cell>
          <table:table-cell table:style-name="Table1.C1" office:value-type="string">
            <text:p text:style-name="P32">author</text:p>
          </table:table-cell>
          <table:table-cell table:style-name="Table1.A1" office:value-type="string">
            <text:p text:style-name="P34">remark</text:p>
          </table:table-cell>
        </table:table-row>
        <table:table-row table:style-name="Table1.1">
          <table:table-cell table:style-name="Table1.A1" office:value-type="string">
            <text:p text:style-name="P29">0V1</text:p>
          </table:table-cell>
          <table:table-cell table:style-name="Table1.A1" office:value-type="string">
            <text:p text:style-name="P27">240710</text:p>
          </table:table-cell>
          <table:table-cell table:style-name="Table1.C1" office:value-type="string">
            <text:p text:style-name="P27">HW</text:p>
          </table:table-cell>
          <table:table-cell table:style-name="Table1.A1" office:value-type="string">
            <text:p text:style-name="P27">a first draft <text:span text:style-name="T177">based onf EBNF+V0.13 x64</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0V<text:span text:style-name="T184">2</text:span></text:p>
          </table:table-cell>
          <table:table-cell table:style-name="Table2.A1" office:value-type="string">
            <text:p text:style-name="P28">24<text:span text:style-name="T184">1001</text:span></text:p>
          </table:table-cell>
          <table:table-cell table:style-name="Table2.C1" office:value-type="string">
            <text:p text:style-name="P28">HW</text:p>
          </table:table-cell>
          <table:table-cell table:style-name="Table2.A1" office:value-type="string">
            <text:p text:style-name="P31"><text:s/>minor corrections</text:p>
          </table:table-cell>
        </table:table-row>
      </table:table>
      <text:p text:style-name="P25"/>
      <text:p text:style-name="P2"><text:soft-page-break/></text:p>
      <text:p text:style-name="P2"/>
      <text:p text:style-name="P2"/>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8"><text:a xlink:type="simple" xlink:href="#__RefHeading___Toc8759_881849667" text:style-name="Index_20_Link" text:visited-style-name="Index_20_Link">introduction<text:tab/>2</text:a></text:p>
          <text:p text:style-name="P78"><text:a xlink:type="simple" xlink:href="#__RefHeading___Toc8376_4078720381" text:style-name="Index_20_Link" text:visited-style-name="Index_20_Link">syntax<text:tab/>3</text:a></text:p>
          <text:p text:style-name="P79"><text:a xlink:type="simple" xlink:href="#__RefHeading___Toc8376_407872038" text:style-name="Index_20_Link" text:visited-style-name="Index_20_Link">singularities<text:tab/>3</text:a></text:p>
          <text:p text:style-name="P78"><text:a xlink:type="simple" xlink:href="#__RefHeading___Toc8378_407872038" text:style-name="Index_20_Link" text:visited-style-name="Index_20_Link">semantics<text:tab/>4</text:a></text:p>
          <text:p text:style-name="P78"><text:a xlink:type="simple" xlink:href="#__RefHeading___Toc9216_407872038" text:style-name="Index_20_Link" text:visited-style-name="Index_20_Link">IO handling<text:tab/>4</text:a></text:p>
          <text:p text:style-name="P78"><text:a xlink:type="simple" xlink:href="#__RefHeading___Toc8380_407872038" text:style-name="Index_20_Link" text:visited-style-name="Index_20_Link">speed and code size<text:tab/>6</text:a></text:p>
        </text:index-body>
      </text:table-of-content>
      <text:h text:style-name="P81" text:outline-level="1"><text:bookmark-start text:name="__RefHeading___Toc8759_881849667"/><text:span text:style-name="T176">i</text:span>ntroduction<text:bookmark-end text:name="__RefHeading___Toc8759_881849667"/></text:h>
      <text:p text:style-name="P6">EBNF+ is a computer language <text:span text:style-name="T81">specifically </text:span><text:span text:style-name="T83">suited </text:span><text:span text:style-name="T81">for </text:span><text:span text:style-name="T68">map</text:span><text:span text:style-name="T81">ping</text:span><text:span text:style-name="T68"> input to output </text:span><text:span text:style-name="T83">by a</text:span><text:span text:style-name="T78"> </text:span><text:span text:style-name="T120"><text:s/></text:span><text:span text:style-name="T86">combination</text:span><text:span text:style-name="T78"> of syntax and semantic rules</text:span><text:span text:style-name="T97">.</text:span><text:span text:style-name="T78"> </text:span><text:span text:style-name="T79">The </text:span><text:span text:style-name="T110">syntax rules are</text:span><text:span text:style-name="T85"> </text:span><text:span text:style-name="T128">in </text:span><text:span text:style-name="T79">E</text:span><text:span text:style-name="T128">xtended </text:span><text:span text:style-name="T79">BNF</text:span><text:span text:style-name="T79"><text:note text:id="ftn1" text:note-class="footnote"><text:note-citation>1</text:note-citation><text:note-body><text:p text:style-name="Footnote"><text:span text:style-name="T128">ISO14977 </text:span>E<text:span text:style-name="T128">xtended </text:span>BNF is a concise and exact way <text:span text:style-name="T88">to</text:span> de<text:span text:style-name="T89">fine </text:span><text:span text:style-name="T90">grammars </text:span><text:span text:style-name="T98">of simple </text:span><text:span text:style-name="T90">expressions </text:span><text:span text:style-name="T98">or more complex such as protocols and computer languages. https://en.wikipedia.org/wiki/Extended_Backus–Naur_form</text:span></text:p><text:p text:style-name="Footnote"/><text:p text:style-name="Footnote"/><text:p text:style-name="Footnote"/></text:note-body></text:note></text:span><text:span text:style-name="T79"> </text:span><text:span text:style-name="T135">embedded with</text:span><text:span text:style-name="T129"> </text:span><text:span text:style-name="T83">semantic </text:span><text:span text:style-name="T91">expressions</text:span><text:span text:style-name="T93">. </text:span><text:span text:style-name="T172">At execution </text:span><text:span text:style-name="T173">input is checked against the </text:span><text:span text:style-name="T172"><text:s/>syntax </text:span><text:span text:style-name="T173">rules which </text:span><text:span text:style-name="T172">control the</text:span><text:span text:style-name="T130"> semantic expressions </text:span><text:span text:style-name="T173">to</text:span><text:span text:style-name="T172"> generate output.</text:span></text:p>
      <text:p text:style-name="P8">For example <text:span text:style-name="T80">consider </text:span>an input <text:span text:style-name="T120">of 5 characters</text:span> "Hello". <text:span text:style-name="T86">Such </text:span><text:span text:style-name="T127">string</text:span><text:span text:style-name="T86"> conforms to the syntax: </text:span></text:p>
      <text:p text:style-name="P49"><text:tab/><text:span text:style-name="T86">rule</text:span> = "Hello";</text:p>
      <text:p text:style-name="P8">If we want <text:span text:style-name="T84">to</text:span> respon<text:span text:style-name="T84">d</text:span> <text:span text:style-name="T91">to <text:s/>t</text:span><text:span text:style-name="T80">his </text:span><text:span text:style-name="T127">specific data</text:span><text:span text:style-name="T80"> we can </text:span><text:span text:style-name="T86">extend above rule with </text:span><text:span text:style-name="T180">some actions:</text:span><text:span text:style-name="T86">:</text:span></text:p>
      <text:p text:style-name="P49"><text:tab/><text:span text:style-name="T82">rule </text:span><text:span text:style-name="T80">= "Hello", pOut(“Hey! How are you?”);</text:span></text:p>
      <text:p text:style-name="P9"><text:span text:style-name="T93">which simply says</text:span><text:span text:style-name="T86"> </text:span><text:span text:style-name="T51">if</text:span><text:span text:style-name="T87"> <text:s/></text:span><text:span text:style-name="T13">"</text:span><text:span text:style-name="T14">Hello"</text:span><text:span text:style-name="T84"> is encountered </text:span><text:span text:style-name="T40">then</text:span><text:span text:style-name="T84"> </text:span><text:span text:style-name="T93">the </text:span><text:span text:style-name="T120">EBNF+ </text:span><text:span text:style-name="T93">function </text:span><text:span text:style-name="T8">pOut</text:span> will output <text:span text:style-name="T86"><text:s/></text:span>“<text:span text:style-name="T8">Hey! How are you?</text:span>”. <text:s/><text:span text:style-name="T92">I</text:span><text:span text:style-name="T87">n case something else is encountered </text:span><text:span text:style-name="T136">nothing is generated and </text:span><text:span text:style-name="T87">the rule is returned false </text:span><text:span text:style-name="T136">to the caller</text:span><text:span text:style-name="T87">. <text:s/></text:span><text:span text:style-name="T94">The </text:span><text:span text:style-name="T129">used </text:span><text:span text:style-name="T94">comma </text:span><text:span text:style-name="T136">in this rule</text:span><text:span text:style-name="T94"> is </text:span><text:span text:style-name="T137">the concatenation </text:span><text:span text:style-name="T94">syntax </text:span><text:span text:style-name="T124">element</text:span><text:span text:style-name="T120"> </text:span><text:span text:style-name="T121">(</text:span><text:span text:style-name="T137">read </text:span><text:span text:style-name="T35">and</text:span><text:span text:style-name="T121">) </text:span><text:span text:style-name="T136">that</text:span><text:span text:style-name="T121"> indicate</text:span><text:span text:style-name="T136">s</text:span><text:span text:style-name="T110"> to continue </text:span><text:span text:style-name="T121">the evaluation of the </text:span><text:span text:style-name="T110">rule </text:span><text:span text:style-name="T43">although </text:span><text:span text:style-name="T44">it is here </text:span><text:span text:style-name="T43">followed by </text:span><text:span text:style-name="T46">a function</text:span><text:span text:style-name="T42">. </text:span><text:span text:style-name="T45">In other words, EBNF</text:span><text:span text:style-name="T50">+ </text:span><text:span text:style-name="T45"><text:s/>just extends the </text:span><text:span text:style-name="T47">Extended </text:span><text:span text:style-name="T45">BNF with semantic expressions. Hence, the plus sign in its name.</text:span></text:p>
      <text:p text:style-name="P10"><text:span text:style-name="T109">If</text:span> we like to respond to an alternative <text:span text:style-name="T95">content</text:span>, <text:span text:style-name="T121">say</text:span> <text:span text:style-name="T15">"</text:span><text:span text:style-name="T8">Hallo"</text:span> (<text:span text:style-name="T128">Dutch for “</text:span><text:span text:style-name="T41">H</text:span><text:span text:style-name="T39">ello”</text:span>) <text:span text:style-name="T128">then </text:span><text:span text:style-name="T181">a</text:span> syntax rule <text:span text:style-name="T111">to</text:span><text:span text:style-name="T128"> </text:span><text:span text:style-name="T103">cover </text:span><text:span text:style-name="T111">the alternative </text:span><text:span text:style-name="T181">is:</text:span><text:span text:style-name="T173">:</text:span></text:p>
      <text:p text:style-name="P48"><text:span text:style-name="T86"><text:tab/>rule</text:span> = "Hello"<text:span text:style-name="T92">| "Hallo";</text:span></text:p>
      <text:p text:style-name="P37">where the bar (|”) <text:span text:style-name="T128">is</text:span> <text:span text:style-name="T96">read</text:span> as <text:span text:style-name="T32">or </text:span>.</text:p>
      <text:p text:style-name="P10">Mapping <text:span text:style-name="T96">the alternatives to </text:span><text:span text:style-name="T170">separate</text:span><text:span text:style-name="T103"> </text:span><text:span text:style-name="T96">output </text:span><text:span text:style-name="T170">can be expressed as:</text:span></text:p>
      <text:p text:style-name="P48"><text:tab/><text:span text:style-name="T82">rule </text:span><text:span text:style-name="T80">=<text:tab/>"Hello", pOut(“Hey! How are you?”)</text:span><text:span text:style-name="T92">|</text:span></text:p>
      <text:p text:style-name="P48"><text:tab/><text:tab/>“<text:span text:style-name="T92">Hallo", pOut(“He! </text:span><text:span text:style-name="T94">H</text:span><text:span text:style-name="T92">oe gaat het met je?”;</text:span></text:p>
      <text:p text:style-name="P11"><text:span text:style-name="T95">E</text:span>xception handling <text:span text:style-name="T173">becomes </text:span><text:span text:style-name="T98">obvious</text:span>:</text:p>
      <text:p text:style-name="P50"><text:tab/><text:span text:style-name="T82">rule </text:span><text:span text:style-name="T80">=<text:tab/>"Hello", pOut(“Hey hello! How are you?”)</text:span><text:span text:style-name="T92">|</text:span></text:p>
      <text:p text:style-name="P50"><text:tab/><text:tab/>"<text:span text:style-name="T92">Hallo", pOut(“He! </text:span><text:span text:style-name="T93">H</text:span><text:span text:style-name="T92">oe gaat het met je?”</text:span><text:span text:style-name="T93">|</text:span></text:p>
      <text:p text:style-name="P75"><text:span text:style-name="T17"><text:tab/><text:tab/></text:span><text:span text:style-name="T20">{b},</text:span><text:span text:style-name="T17"><text:tab/> <text:s/></text:span><text:span text:style-name="T18">pOut(“</text:span><text:span text:style-name="T19">S</text:span><text:span text:style-name="T8">cusi, non ho capito!</text:span><text:span text:style-name="T18">”;</text:span></text:p>
      <text:p text:style-name="P43"><text:span text:style-name="T5">H</text:span><text:span text:style-name="T1">ere </text:span><text:span text:style-name="T6">{b}, f</text:span><text:span text:style-name="T1">lushes </text:span><text:span text:style-name="T6">all</text:span><text:span text:style-name="T1"> input </text:span><text:span text:style-name="T6">and the system will generate the remark it did not understand the input.</text:span></text:p>
      <text:p text:style-name="P18">EBNF+ <text:span text:style-name="T124">supports</text:span> <text:span text:style-name="T121">the</text:span><text:span text:style-name="T111"> standard </text:span>syntax <text:span text:style-name="T124">elements,</text:span><text:span text:style-name="T125"> </text:span>while the semantic <text:span text:style-name="T174">can be</text:span><text:span text:style-name="T125"> </text:span>express<text:span text:style-name="T125">ed by </text:span><text:span text:style-name="T111">EBNF</text:span><text:span text:style-name="T123">+</text:span><text:span text:style-name="T111"> functions </text:span><text:span text:style-name="T174">includ</text:span><text:span text:style-name="T176">ing</text:span><text:span text:style-name="T111"> </text:span><text:span text:style-name="T124">the</text:span><text:span text:style-name="T112"> </text:span>host language , <text:span text:style-name="T125">that is </text:span>the language to which EBNF+ sources <text:span text:style-name="T123">are</text:span> cross compiled to <text:span text:style-name="T176">(</text:span><text:span text:style-name="T181">e.g.</text:span><text:span text:style-name="T176"> x64 assembly).</text:span></text:p>
      <text:p text:style-name="P18"><text:span text:style-name="T53">The </text:span><text:span text:style-name="T55">EBNF+ </text:span><text:span text:style-name="T57">offers s</text:span><text:span text:style-name="T53">olutions for a large class of mapping problems from simple to complex. </text:span><text:span text:style-name="T56">Typical (an</text:span><text:span text:style-name="T57">d</text:span><text:span text:style-name="T56"> </text:span><text:span text:style-name="T58">proven</text:span><text:span text:style-name="T56">) a</text:span><text:span text:style-name="T54">pplications </text:span><text:span text:style-name="T55">include</text:span><text:span text:style-name="T54"> </text:span><text:span text:style-name="T56">translators</text:span><text:span text:style-name="T54"> (</text:span><text:span text:style-name="T57">such as </text:span><text:span text:style-name="T54">between Infix </text:span><text:span text:style-name="T56">and</text:span><text:span text:style-name="T54"> Postfix </text:span><text:span text:style-name="T56">expression</text:span><text:span text:style-name="T57">s</text:span><text:span text:style-name="T54">, hex tables and binary formats, </text:span><text:span text:style-name="T55">binary </text:span><text:span text:style-name="T56">payment</text:span><text:span text:style-name="T55"> protocols to man readable formats</text:span><text:span text:style-name="T56">)</text:span><text:span text:style-name="T54">, filters (e.g. for finding telephone numbers, email addresses, card iso numbers), converters (e.g. between data sets in CSV, XML, Json and Yaml), interfaces <text:s/></text:span><text:span text:style-name="T55">(e.g. Web/API </text:span><text:span text:style-name="T54">servers and clients</text:span><text:span text:style-name="T55">), </text:span><text:span text:style-name="T56">and compilers (</text:span><text:span text:style-name="T57">that is </text:span><text:span text:style-name="T56">itself! EBNF+ to assembly).</text:span></text:p>
      <text:list xml:id="list1386100692" text:style-name="Outline">
        <text:list-item>
          <text:h text:style-name="Heading_20_1" text:outline-level="1"><text:bookmark-start text:name="__RefHeading___Toc8376_4078720381"/><text:soft-page-break/>syntax<text:bookmark-end text:name="__RefHeading___Toc8376_4078720381"/></text:h>
        </text:list-item>
      </text:list>
      <text:p text:style-name="P26"><text:span text:style-name="T171">The s</text:span>yntax symbols <text:span text:style-name="T130">i</text:span>n EBNF+ follow ISO14977.</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35">Notation for syntax expressions</text:p>
            </table:table-cell>
            <table:covered-table-cell/>
            <table:covered-table-cell/>
            <table:covered-table-cell/>
          </table:table-row>
          <table:table-row table:style-name="Table7.1">
            <table:table-cell table:style-name="Table7.A1" office:value-type="string">
              <text:p text:style-name="P36">symbol</text:p>
            </table:table-cell>
            <table:table-cell table:style-name="Table7.A1" office:value-type="string">
              <text:p text:style-name="P35">used for</text:p>
            </table:table-cell>
            <table:table-cell table:style-name="Table7.A1" office:value-type="string">
              <text:p text:style-name="P35">read as</text:p>
            </table:table-cell>
            <table:table-cell table:style-name="Table7.A1" office:value-type="string">
              <text:p text:style-name="P35">Example</text:p>
            </table:table-cell>
          </table:table-row>
        </table:table-header-rows>
        <table:table-row table:style-name="Table7.1">
          <table:table-cell table:style-name="Table7.A3" office:value-type="string">
            <text:p text:style-name="P67">=</text:p>
          </table:table-cell>
          <table:table-cell table:style-name="Table7.B3" office:value-type="string">
            <text:p text:style-name="P65">syntax rule</text:p>
          </table:table-cell>
          <table:table-cell table:style-name="Table7.C3" office:value-type="string">
            <text:p text:style-name="P65">is defined </text:p>
          </table:table-cell>
          <table:table-cell table:style-name="Table7.D3" office:value-type="string">
            <text:p text:style-name="P65"><text:span text:style-name="T133">a</text:span>nswer = <text:span text:style-name="T130">y</text:span>es | <text:span text:style-name="T130">n</text:span>o;</text:p>
          </table:table-cell>
        </table:table-row>
        <table:table-row table:style-name="Table7.1">
          <table:table-cell table:style-name="Table7.A4" office:value-type="string">
            <text:p text:style-name="P63">{ <text:s/>}</text:p>
          </table:table-cell>
          <table:table-cell table:style-name="Table7.B4" office:value-type="string">
            <text:p text:style-name="P65">repetition zero or more</text:p>
          </table:table-cell>
          <table:table-cell table:style-name="Table7.C4" office:value-type="string">
            <text:p text:style-name="P65">zero or more</text:p>
          </table:table-cell>
          <table:table-cell table:style-name="Table7.D4" office:value-type="string">
            <text:p text:style-name="P62"><text:span text:style-name="T130">s</text:span>tring = {<text:span text:style-name="T130">c</text:span>haracter};</text:p>
          </table:table-cell>
        </table:table-row>
        <table:table-row table:style-name="Table7.1">
          <table:table-cell table:style-name="Table7.A5" office:value-type="string">
            <text:p text:style-name="P63">{ <text:s/>}*</text:p>
          </table:table-cell>
          <table:table-cell table:style-name="Table7.B5" office:value-type="string">
            <text:p text:style-name="P65">repetition one or more</text:p>
          </table:table-cell>
          <table:table-cell table:style-name="Table7.C5" office:value-type="string">
            <text:p text:style-name="P65">one or more</text:p>
          </table:table-cell>
          <table:table-cell table:style-name="Table7.D5" office:value-type="string">
            <text:p text:style-name="P62"><text:span text:style-name="T130">i</text:span>nteger = {<text:span text:style-name="T130">d</text:span>igit}*;</text:p>
          </table:table-cell>
        </table:table-row>
        <table:table-row table:style-name="Table7.1">
          <table:table-cell table:style-name="Table7.A6" office:value-type="string">
            <text:p text:style-name="P63">[ <text:s/>]</text:p>
          </table:table-cell>
          <table:table-cell table:style-name="Table7.B6" office:value-type="string">
            <text:p text:style-name="P65">option</text:p>
          </table:table-cell>
          <table:table-cell table:style-name="Table7.C6" office:value-type="string">
            <text:p text:style-name="P65">with option</text:p>
          </table:table-cell>
          <table:table-cell table:style-name="Table7.D6" office:value-type="string">
            <text:p text:style-name="P62"><text:span text:style-name="T130">y</text:span>es = 'Y', ['es'] | 'y',<text:span text:style-name="T130">[</text:span>'es'<text:span text:style-name="T130">]</text:span>;</text:p>
          </table:table-cell>
        </table:table-row>
        <table:table-row table:style-name="Table7.1">
          <table:table-cell table:style-name="Table7.A7" office:value-type="string">
            <text:p text:style-name="P63">( <text:s/>)</text:p>
          </table:table-cell>
          <table:table-cell table:style-name="Table7.B7" office:value-type="string">
            <text:p text:style-name="P65">grouping</text:p>
          </table:table-cell>
          <table:table-cell table:style-name="Table7.C7" office:value-type="string">
            <text:p text:style-name="P65">first <text:span text:style-name="T137">do</text:span></text:p>
          </table:table-cell>
          <table:table-cell table:style-name="Table7.D7" office:value-type="string">
            <text:p text:style-name="P62"><text:span text:style-name="T130">y</text:span>es = ('Y'|'y'), ['es'];</text:p>
          </table:table-cell>
        </table:table-row>
        <table:table-row table:style-name="Table7.1">
          <table:table-cell table:style-name="Table7.A8" office:value-type="string">
            <text:p text:style-name="P63">|</text:p>
          </table:table-cell>
          <table:table-cell table:style-name="Table7.B8" office:value-type="string">
            <text:p text:style-name="P65">alternative</text:p>
          </table:table-cell>
          <table:table-cell table:style-name="Table7.C8" office:value-type="string">
            <text:p text:style-name="P65">or</text:p>
          </table:table-cell>
          <table:table-cell table:style-name="Table7.D8" office:value-type="string">
            <text:p text:style-name="P62"><text:span text:style-name="T130">v</text:span>owel = 'a'|'e'|'i'|'u';</text:p>
          </table:table-cell>
        </table:table-row>
        <table:table-row table:style-name="Table7.1">
          <table:table-cell table:style-name="Table7.A9" office:value-type="string">
            <text:p text:style-name="P63">-</text:p>
          </table:table-cell>
          <table:table-cell table:style-name="Table7.B9" office:value-type="string">
            <text:p text:style-name="P65">exception</text:p>
          </table:table-cell>
          <table:table-cell table:style-name="Table7.C9" office:value-type="string">
            <text:p text:style-name="P65">except</text:p>
          </table:table-cell>
          <table:table-cell table:style-name="Table7.D9" office:value-type="string">
            <text:p text:style-name="P62"><text:span text:style-name="T130">c</text:span>onsonant = <text:span text:style-name="T133">letter</text:span> – <text:span text:style-name="T130">v</text:span>owel;</text:p>
          </table:table-cell>
        </table:table-row>
        <table:table-row table:style-name="Table7.1">
          <table:table-cell table:style-name="Table7.A10" office:value-type="string">
            <text:p text:style-name="P63">+</text:p>
          </table:table-cell>
          <table:table-cell table:style-name="Table7.B10" office:value-type="string">
            <text:p text:style-name="P65">concordance</text:p>
          </table:table-cell>
          <table:table-cell table:style-name="Table7.C10" office:value-type="string">
            <text:p text:style-name="P65">also</text:p>
          </table:table-cell>
          <table:table-cell table:style-name="Table7.D10" office:value-type="string">
            <text:p text:style-name="P62"><text:span text:style-name="T130">d</text:span>igit = <text:span text:style-name="T130">c</text:span>haracter + <text:span text:style-name="T130">n</text:span>umber;</text:p>
          </table:table-cell>
        </table:table-row>
        <table:table-row table:style-name="Table7.1">
          <table:table-cell table:style-name="Table7.A11" office:value-type="string">
            <text:p text:style-name="P63">,</text:p>
          </table:table-cell>
          <table:table-cell table:style-name="Table7.B11" office:value-type="string">
            <text:p text:style-name="P65">concatenation</text:p>
          </table:table-cell>
          <table:table-cell table:style-name="Table7.C11" office:value-type="string">
            <text:p text:style-name="P65">and</text:p>
          </table:table-cell>
          <table:table-cell table:style-name="Table7.D11" office:value-type="string">
            <text:p text:style-name="P62"><text:span text:style-name="T130">i</text:span>nteger = <text:span text:style-name="T130">d</text:span>igit, {<text:span text:style-name="T130">d</text:span>igit};</text:p>
          </table:table-cell>
        </table:table-row>
        <table:table-row table:style-name="Table7.1">
          <table:table-cell table:style-name="Table7.A12" office:value-type="string">
            <text:p text:style-name="P63">' <text:s/>'</text:p>
          </table:table-cell>
          <table:table-cell table:style-name="Table7.B12" office:value-type="string">
            <text:p text:style-name="P65">terminal </text:p>
          </table:table-cell>
          <table:table-cell table:style-name="Table7.C12" office:value-type="string">
            <text:p text:style-name="P68">string</text:p>
          </table:table-cell>
          <table:table-cell table:style-name="Table7.D12" office:value-type="string">
            <text:p text:style-name="P62"><text:span text:style-name="T130">d</text:span>oubleQuote = '"';</text:p>
          </table:table-cell>
        </table:table-row>
        <table:table-row table:style-name="Table7.1">
          <table:table-cell table:style-name="Table7.A13" office:value-type="string">
            <text:p text:style-name="P63">" <text:s/>"</text:p>
          </table:table-cell>
          <table:table-cell table:style-name="Table7.B13" office:value-type="string">
            <text:p text:style-name="P65">terminal</text:p>
          </table:table-cell>
          <table:table-cell table:style-name="Table7.C13" office:value-type="string">
            <text:p text:style-name="P68">string</text:p>
          </table:table-cell>
          <table:table-cell table:style-name="Table7.D13" office:value-type="string">
            <text:p text:style-name="P62"><text:span text:style-name="T130">l</text:span>astQuote = "'Help!'";</text:p>
          </table:table-cell>
        </table:table-row>
        <table:table-row table:style-name="Table7.14">
          <table:table-cell table:style-name="Table7.A14" office:value-type="string">
            <text:p text:style-name="P63">*</text:p>
          </table:table-cell>
          <table:table-cell table:style-name="Table7.B14" office:value-type="string">
            <text:p text:style-name="P65">factoring</text:p>
          </table:table-cell>
          <table:table-cell table:style-name="Table7.C14" office:value-type="string">
            <text:p text:style-name="P65">times</text:p>
          </table:table-cell>
          <table:table-cell table:style-name="Table7.D14" office:value-type="string">
            <text:p text:style-name="P62"><text:span text:style-name="T130">t</text:span>ripleA = 3*"A";</text:p>
          </table:table-cell>
        </table:table-row>
        <table:table-row table:style-name="Table7.15">
          <table:table-cell table:style-name="Table7.A15" office:value-type="string">
            <text:p text:style-name="P63">^</text:p>
          </table:table-cell>
          <table:table-cell table:style-name="Table7.B15" office:value-type="string">
            <text:p text:style-name="P65">terminal as single byte</text:p>
          </table:table-cell>
          <table:table-cell table:style-name="Table7.C15" office:value-type="string">
            <text:p text:style-name="P65">ascii</text:p>
          </table:table-cell>
          <table:table-cell table:style-name="Table7.D15" office:value-type="string">
            <text:p text:style-name="P62"><text:span text:style-name="T130">c</text:span>arriageReturn = ^13;</text:p>
          </table:table-cell>
        </table:table-row>
        <table:table-row table:style-name="Table7.15">
          <table:table-cell table:style-name="Table7.A16" office:value-type="string">
            <text:p text:style-name="P64">0x</text:p>
          </table:table-cell>
          <table:table-cell table:style-name="Table7.B16" office:value-type="string">
            <text:p text:style-name="P66">terminal as single byte</text:p>
          </table:table-cell>
          <table:table-cell table:style-name="Table7.C16" office:value-type="string">
            <text:p text:style-name="P70">hex</text:p>
          </table:table-cell>
          <table:table-cell table:style-name="Table7.D16" office:value-type="string">
            <text:p text:style-name="P62"><text:span text:style-name="T130">c</text:span>arriageReturn = <text:span text:style-name="T140">0x0d</text:span>;</text:p>
          </table:table-cell>
        </table:table-row>
        <table:table-row table:style-name="Table7.1">
          <table:table-cell table:style-name="Table7.A17" office:value-type="string">
            <text:p text:style-name="P63">;</text:p>
          </table:table-cell>
          <table:table-cell table:style-name="Table7.B17" office:value-type="string">
            <text:p text:style-name="P69">end of rule</text:p>
          </table:table-cell>
          <table:table-cell table:style-name="Table7.C17" office:value-type="string">
            <text:p text:style-name="P65">end</text:p>
          </table:table-cell>
          <table:table-cell table:style-name="Table7.D17" office:value-type="string">
            <text:p text:style-name="P62"><text:span text:style-name="T130">e</text:span>mptyStatement = ;</text:p>
          </table:table-cell>
        </table:table-row>
        <table:table-row table:style-name="Table7.1">
          <table:table-cell table:style-name="Table7.A18" office:value-type="string">
            <text:p text:style-name="P63">..</text:p>
          </table:table-cell>
          <table:table-cell table:style-name="Table7.B18" office:value-type="string">
            <text:p text:style-name="P65">ranges</text:p>
          </table:table-cell>
          <table:table-cell table:style-name="Table7.C18" office:value-type="string">
            <text:p text:style-name="P71">to</text:p>
          </table:table-cell>
          <table:table-cell table:style-name="Table7.D18" office:value-type="string">
            <text:p text:style-name="P62"><text:span text:style-name="T132">l</text:span><text:span text:style-name="T131">etter = 'A'..'Z' | 'a'..'z';</text:span></text:p>
            <text:p text:style-name="P62"><text:span text:style-name="T132">d</text:span><text:span text:style-name="T131">igit = '0'..'9';</text:span></text:p>
            <text:p text:style-name="P62"><text:span text:style-name="T133">c</text:span>haracter = ^0..^255;</text:p>
          </table:table-cell>
        </table:table-row>
        <table:table-row table:style-name="Table7.1">
          <table:table-cell table:style-name="Table7.A19" office:value-type="string">
            <text:p text:style-name="P63">#</text:p>
          </table:table-cell>
          <table:table-cell table:style-name="Table7.B19" office:value-type="string">
            <text:p text:style-name="P65">state machine rule</text:p>
          </table:table-cell>
          <table:table-cell table:style-name="Table7.C19" office:value-type="string">
            <text:p text:style-name="P65">is defined state machine as</text:p>
          </table:table-cell>
          <table:table-cell table:style-name="Table7.D19" office:value-type="string">
            <text:p text:style-name="P62"><text:span text:style-name="T133">p</text:span>ayment # msg1200, msg1210;</text:p>
          </table:table-cell>
        </table:table-row>
        <table:table-row table:style-name="Table7.1">
          <table:table-cell table:style-name="Table7.A20" office:value-type="string">
            <text:p text:style-name="P63">/* <text:s/>*/</text:p>
          </table:table-cell>
          <table:table-cell table:style-name="Table7.B20" office:value-type="string">
            <text:p text:style-name="P65">comment</text:p>
          </table:table-cell>
          <table:table-cell table:style-name="Table7.C20" office:value-type="string">
            <text:p text:style-name="P65">comment</text:p>
          </table:table-cell>
          <table:table-cell table:style-name="Table7.D20" office:value-type="string">
            <text:p text:style-name="P62">/* This is a comment of 36 characters */</text:p>
          </table:table-cell>
        </table:table-row>
      </table:table>
      <text:p text:style-name="P59"/>
      <text:p text:style-name="P58"><text:span text:style-name="T176">For e</text:span><text:span text:style-name="T142">xample </text:span><text:span text:style-name="T178">an EBNF+ application </text:span><text:span text:style-name="T176">to check</text:span><text:span text:style-name="T142"> if an </text:span><text:span text:style-name="T31">url</text:span> <text:span text:style-name="T142">is well formed </text:span><text:span text:style-name="T178">can be programmed in only a few clear lines:</text:span></text:p>
      <text:p text:style-name="P51"><text:tab/>url <text:s/>= ["http://", host], "/", path;</text:p>
      <text:p text:style-name="P51"><text:tab/>path = {tChar| "/"}*;</text:p>
      <text:p text:style-name="P53"><text:tab/>tChar<text:span text:style-name="T117">=</text:span> a|n|"!"|"#"|"$"|"%"|"&amp;"|"'"|"*"|"+"|"-"|"."<text:span text:style-name="T140">|</text:span>"^"| "_"|0x60|</text:p>
      <text:p text:style-name="P53"><text:tab/><text:tab/>"|"| 0x7E;</text:p>
      <text:p text:style-name="P55"><text:tab/>a = "A".."Z"| "a".."z";</text:p>
      <text:p text:style-name="P51"><text:tab/>n = "0".."9";</text:p>
      <text:p text:style-name="P41"><text:span text:style-name="T168">Above</text:span> <text:span text:style-name="T31">url</text:span> definition is copied from RFC7230. <text:s/><text:span text:style-name="T166">Unabridged it </text:span><text:span text:style-name="T168">can be used </text:span><text:span text:style-name="T178">in the app </text:span><text:span text:style-name="T168">for</text:span><text:span text:style-name="T166"> </text:span><text:span text:style-name="T167">parsing url’s</text:span><text:span text:style-name="T168">. </text:span><text:span text:style-name="T179">Here, d</text:span><text:span text:style-name="T168">efinition hence becomes implementation. </text:span><text:span text:style-name="T179">Actually EBNF is often available for data structures, protocols and computer languages. Just copy them into the EBNF+ application </text:span><text:span text:style-name="T180">and it will be parsed to the detail.</text:span></text:p>
      <text:p text:style-name="P41"><text:span text:style-name="T167">Also the EBNF+ syntax </text:span><text:span text:style-name="T168">definition </text:span><text:span text:style-name="T167">is a copy from the Extended BNF </text:span><text:span text:style-name="T168">syntax as</text:span><text:span text:style-name="T167"> proposed by the ISO/IEC 14977. </text:span><text:span text:style-name="T176">EBNF+ </text:span><text:span text:style-name="T182">(</text:span><text:span text:style-name="T176">proof</text:span><text:span text:style-name="T185">s </text:span><text:span text:style-name="T176">that they did a good job :-).</text:span></text:p>
      <text:h text:style-name="P17" text:outline-level="2"><text:bookmark-start text:name="__RefHeading___Toc8376_407872038"/><text:soft-page-break/>singularities<text:bookmark-end text:name="__RefHeading___Toc8376_407872038"/></text:h>
      <text:p text:style-name="P5"><text:span text:style-name="T74">EBNF+ </text:span><text:span text:style-name="T139">has some interesting</text:span><text:span text:style-name="T64"> </text:span><text:span text:style-name="T63">properties:</text:span></text:p>
      <text:list text:style-name="L1">
        <text:list-item>
          <text:p text:style-name="P82"><text:span text:style-name="T102">Traditionally BNF </text:span><text:span text:style-name="T103">g</text:span><text:span text:style-name="T102">rammars </text:span><text:span text:style-name="T103">often are explained in their own grammar</text:span><text:span text:style-name="T102">. In EBNF+ not only its own grammar define</text:span><text:span text:style-name="T162">s</text:span><text:span text:style-name="T102"> <text:s/></text:span><text:span text:style-name="T107">itse</text:span><text:span text:style-name="T118">lf</text:span><text:span text:style-name="T102"> but also its semantics. </text:span><text:span text:style-name="T144">This makes both definition and operation of EBNF+ quite transparent.</text:span></text:p>
        </text:list-item>
        <text:list-item>
          <text:p text:style-name="P82"><text:span text:style-name="T118">EBNF+ </text:span><text:span text:style-name="T142">semantics </text:span><text:span text:style-name="T143">is covered by</text:span><text:span text:style-name="T142"> a </text:span><text:span text:style-name="T162">few</text:span><text:span text:style-name="T142"> </text:span><text:span text:style-name="T169">(&lt;100) </text:span><text:span text:style-name="T143">small </text:span><text:span text:style-name="T142">kernel routines. </text:span><text:span text:style-name="T169">Porting, c</text:span><text:span text:style-name="T133">hanges to syntax </text:span><text:span text:style-name="T143">and</text:span><text:span text:style-name="T133"> </text:span><text:span text:style-name="T143">code optimization</text:span><text:span text:style-name="T133"> are </text:span><text:span text:style-name="T162">pretty </text:span><text:span text:style-name="T133">straight</text:span><text:span text:style-name="T169">forward</text:span><text:span text:style-name="T133">.</text:span></text:p>
        </text:list-item>
        <text:list-item>
          <text:p text:style-name="P85"><text:span text:style-name="T119">Despite </text:span><text:span text:style-name="T134">that </text:span><text:span text:style-name="T119">the compiler optimizes </text:span><text:span text:style-name="T138">its generated </text:span><text:span text:style-name="T119">code, source </text:span><text:span text:style-name="T138">is </text:span><text:span text:style-name="T119">under 50k</text:span><text:span text:style-name="T144">B</text:span><text:span text:style-name="T119">.</text:span></text:p>
        </text:list-item>
        <text:list-item>
          <text:p text:style-name="P83"><text:span text:style-name="T63">The </text:span><text:span text:style-name="T61">“|” </text:span><text:span text:style-name="T69">(</text:span><text:span text:style-name="T33">or</text:span><text:span text:style-name="T69">) in EBNF</text:span><text:span text:style-name="T169">+</text:span><text:span text:style-name="T69"> has not the communicative property as opposed to </text:span><text:span text:style-name="T138">f</text:span><text:span text:style-name="T139">ormal</text:span><text:span text:style-name="T69"> BNF.</text:span><text:span text:style-name="T63"> </text:span><text:span text:style-name="T64">For example </text:span><text:span text:style-name="T107">the </text:span><text:span text:style-name="T62">input “ab” </text:span><text:span text:style-name="T64">is </text:span><text:span text:style-name="T134">conform </text:span><text:span text:style-name="T64">the </text:span><text:span text:style-name="T69">EBNF+</text:span><text:span text:style-name="T64"> rule </text:span><text:span text:style-name="T62">“ab”|”</text:span><text:span text:style-name="T63">a</text:span><text:span text:style-name="T62">”</text:span><text:span text:style-name="T64">. But the same input will be denied </text:span><text:span text:style-name="T69">if the rule would be</text:span><text:span text:style-name="T64"> </text:span><text:span text:style-name="T62">“</text:span><text:span text:style-name="T63">a</text:span><text:span text:style-name="T62">”|”ab”. </text:span><text:span text:style-name="T65">Rules </text:span><text:span text:style-name="T66">in EBNF+ </text:span><text:span text:style-name="T65">are </text:span><text:span text:style-name="T75">always</text:span><text:span text:style-name="T65"> applied from left to right. </text:span><text:span text:style-name="T66">When </text:span><text:span text:style-name="T69">a</text:span><text:span text:style-name="T75">n operand</text:span><text:span text:style-name="T69"> in an </text:span><text:span text:style-name="T33">or</text:span><text:span text:style-name="T69">-</text:span><text:span text:style-name="T134">expression</text:span><text:span text:style-name="T69"> is parsed OK, th</text:span><text:span text:style-name="T66">en </text:span><text:span text:style-name="T144">its</text:span><text:span text:style-name="T66"> </text:span><text:span text:style-name="T71">further </text:span><text:span text:style-name="T75">operands</text:span><text:span text:style-name="T66"> </text:span><text:span text:style-name="T107">will</text:span><text:span text:style-name="T69"> </text:span><text:span text:style-name="T66">not </text:span><text:span text:style-name="T107">be </text:span><text:span text:style-name="T66">evaluated. </text:span><text:span text:style-name="T69">This may </text:span><text:span text:style-name="T104">require some attention by </text:span><text:span text:style-name="T75">the programmer </text:span><text:span text:style-name="T69">but </text:span><text:span text:style-name="T169">simplifies implementation and above all </text:span><text:span text:style-name="T69">avoids the ambiguities </text:span><text:span text:style-name="T183">pe</text:span><text:span text:style-name="T185">r</text:span><text:span text:style-name="T183">ceived in </text:span><text:span text:style-name="T185">the </text:span><text:span text:style-name="T183">traditional</text:span><text:span text:style-name="T69"> </text:span><text:span text:style-name="T182">EBNF </text:span><text:span text:style-name="T183">definition</text:span><text:span text:style-name="T102">.</text:span></text:p>
        </text:list-item>
        <text:list-item>
          <text:p text:style-name="P84"><text:span text:style-name="T72">In EBNF+ <text:s/></text:span><text:span text:style-name="T73">the input is </text:span><text:span text:style-name="T67">not tokeni</text:span><text:span text:style-name="T76">z</text:span><text:span text:style-name="T67">ed as </text:span><text:span text:style-name="T77">traditionally done </text:span><text:span text:style-name="T185">for parsers</text:span><text:span text:style-name="T67">. Instead </text:span><text:span text:style-name="T76">compilation </text:span><text:span text:style-name="T141">is</text:span><text:span text:style-name="T139"> </text:span><text:span text:style-name="T134">done</text:span><text:span text:style-name="T76"> in a </text:span><text:span text:style-name="T73">single parse.</text:span></text:p>
        </text:list-item>
        <text:list-item>
          <text:p text:style-name="P84"><text:span text:style-name="T65">Parsing </text:span><text:span text:style-name="T76">in EBNF </text:span><text:span text:style-name="T65">is byte oriented. </text:span><text:span text:style-name="T118">The</text:span><text:span text:style-name="T108"> word-</text:span><text:span text:style-name="T65">based space-delimited approach of </text:span><text:span text:style-name="T76">traditional </text:span><text:span text:style-name="T65">BNF </text:span><text:span text:style-name="T118">is </text:span><text:span text:style-name="T134">not impl</text:span><text:span text:style-name="T139">e</text:span><text:span text:style-name="T134">mented</text:span><text:span text:style-name="T65">. Input </text:span><text:span text:style-name="T72">is simply treated as</text:span><text:span text:style-name="T65"> strings of </text:span><text:span text:style-name="T69">zero or more </text:span><text:span text:style-name="T65">bytes</text:span><text:span text:style-name="T107"> </text:span><text:span text:style-name="T72">allow</text:span><text:span text:style-name="T118">ing</text:span><text:span text:style-name="T72"> </text:span><text:span text:style-name="T185">the parsing of </text:span><text:span text:style-name="T67">binary input </text:span><text:span text:style-name="T72">and program languages where </text:span><text:span text:style-name="T70">text format </text:span><text:span text:style-name="T72">has meaning (such </text:span><text:span text:style-name="T118">as in</text:span><text:span text:style-name="T72"> </text:span><text:span text:style-name="T118">occam, </text:span><text:span text:style-name="T72">yaml </text:span><text:span text:style-name="T118">or </text:span><text:span text:style-name="T72">expressions </text:span><text:span text:style-name="T118">that close at </text:span><text:span text:style-name="T72">end of line such as remarks).</text:span></text:p>
        </text:list-item>
        <text:list-item>
          <text:p text:style-name="P86">Non-context free grammars are feasible to implement, since host language code <text:span text:style-name="T185">may</text:span> tweak the parser context parameters.</text:p>
        </text:list-item>
      </text:list>
      <text:list text:continue-list="list1386100692" text:style-name="Outline">
        <text:list-item>
          <text:h text:style-name="Heading_20_1" text:outline-level="1"><text:bookmark-start text:name="__RefHeading___Toc8378_407872038"/>semantics<text:bookmark-end text:name="__RefHeading___Toc8378_407872038"/></text:h>
        </text:list-item>
      </text:list>
      <text:p text:style-name="P13">Actions can be programmed using the EBNF+ kernel functions but also <text:span text:style-name="T77">mixed with</text:span> the host language, <text:span text:style-name="T176">x</text:span><text:span text:style-name="T159">64</text:span>. <text:span text:style-name="T158">To embed the </text:span><text:span text:style-name="T185">host language </text:span><text:span text:style-name="T158">code in the EBNF syntax rules, the code must be wrapped with the </text:span><text:span text:style-name="T16">'</text:span><text:span text:style-name="T158">&lt;.</text:span><text:span text:style-name="T16">'</text:span><text:span text:style-name="T158"> <text:s/>and </text:span><text:span text:style-name="T16">'</text:span><text:span text:style-name="T158">.&gt;</text:span><text:span text:style-name="T16">'</text:span><text:span text:style-name="T158"> - symbols. </text:span><text:span text:style-name="T160">The code including these symbols is named the code-clause.</text:span></text:p>
      <text:p text:style-name="P16">An example is the <text:span text:style-name="T160">assembly file that must be includ</text:span><text:span text:style-name="T185">e</text:span><text:span text:style-name="T160">d </text:span><text:s/>for every EBNF+ application:</text:p>
      <text:p text:style-name="P57"><text:tab/>&lt;.%include "../EBNF/EBNFix.asm".&gt;</text:p>
      <text:p text:style-name="P16">Th<text:span text:style-name="T160">is </text:span>file contains <text:span text:style-name="T160">all assembler directives for linking the application to the EBNF kernel functions.</text:span></text:p>
      <text:p text:style-name="P74">The syntax of the code-clause is:</text:p>
      <text:p text:style-name="P61"><text:tab/>pCode = {'&lt;.' , {^0..^255-'.&gt;'},'.&gt;' , {^09| ^10| ^13|' '}}*;</text:p>
      <text:p text:style-name="Standard"><text:span text:style-name="T30">T</text:span><text:span text:style-name="T29">he definition is enclosed by </text:span><text:span text:style-name="T21">repetition one or more, using the</text:span><text:span text:style-name="T9"> { … }* </text:span><text:span text:style-name="T22">construction</text:span><text:span text:style-name="T21">.</text:span><text:span text:style-name="T9"> </text:span>This <text:span text:style-name="T157">defines </text:span>that the <text:span text:style-name="T21"><text:s/></text:span><text:span text:style-name="T22">pCode can be one or more &lt;. … .&gt; </text:span><text:span text:style-name="T23">consecutive </text:span><text:span text:style-name="T22">constructions optionally separated by white spaces and/or tabs and returns as indicated in by the </text:span><text:span text:style-name="T11">{^09| ^10| ^13|' '}-</text:span><text:span text:style-name="T10">syntax </text:span><text:span text:style-name="T12">part</text:span><text:span text:style-name="T10">.</text:span></text:p>
      <text:p text:style-name="P73"><text:span text:style-name="T24">The syntax part: </text:span><text:span text:style-name="T11">'&lt;.' , {^0..^255-'.&gt;'},'.&gt;' </text:span><text:span text:style-name="T24">is a </text:span><text:span text:style-name="T25">typical c</text:span><text:span text:style-name="T24">onstruction </text:span><text:span text:style-name="T25">form</text:span><text:span text:style-name="T24"> </text:span><text:span text:style-name="T26">that can be </text:span><text:span text:style-name="T25">u</text:span><text:span text:style-name="T24">sed for strings that are within </text:span><text:span text:style-name="T27">specific</text:span><text:span text:style-name="T24"> signs, </text:span><text:span text:style-name="T26">In the EBNF+ source </text:span><text:span text:style-name="T28">these strings <text:s/>beside code-clauses, are </text:span><text:span text:style-name="T27">comments and terminals</text:span><text:span text:style-name="T25">.</text:span></text:p>
      <text:p text:style-name="P72"><text:span text:style-name="T161">T</text:span><text:span text:style-name="T156">he semantic part of the code-clause rule can be specified by the host language </text:span><text:span text:style-name="T157">embedded in the </text:span><text:span text:style-name="T156">code clause </text:span><text:span text:style-name="T157">syntax</text:span><text:span text:style-name="T156">:</text:span></text:p>
      <text:p text:style-name="P60"><text:tab/>pCode = {'&lt;.' , {^0..^255-'.&gt;'},<text:tab/><text:tab/>&lt;.<text:tab/>call pOut.&gt;</text:p>
      <text:p text:style-name="P60"><text:s text:c="32"/><text:tab/><text:tab/><text:tab/>&lt;.<text:tab/> db 1, 10.&gt;</text:p>
      <text:p text:style-name="P60"><text:s text:c="32"/><text:tab/><text:tab/><text:tab/>&lt;.<text:tab/>call pOutLI.&gt;,</text:p>
      <text:p text:style-name="P60"><text:s text:c="30"/><text:tab/> <text:s text:c="3"/>'.&gt;' , {pCtrlChar|" "}}*;</text:p>
      <text:p text:style-name="P42"><text:span text:style-name="T161">Here, t</text:span>he pOut routine will place a return in the output. While the pOutLI routine (parser output Last In<text:span text:style-name="T161">put</text:span>) will append the last parsed string to the output. The Last In<text:span text:style-name="T161">put</text:span> string <text:span text:style-name="T161">is defined </text:span>by the <text:span text:style-name="T155">{^0..^255-'.&gt;'}-</text:span>syntax part. So all <text:span text:style-name="T157">text </text:span>between the <text:span text:style-name="T155">'&lt;.'</text:span> and <text:span text:style-name="T155">'.&gt;' </text:span>will be appended to the output buffer, <text:span text:style-name="T157">which is the purpose of the code-clause</text:span>.</text:p>
      <text:list xml:id="list195010516812710" text:continue-numbering="true" text:style-name="Outline">
        <text:list-item>
          <text:h text:style-name="Heading_20_1" text:outline-level="1"><text:bookmark-start text:name="__RefHeading___Toc9216_407872038"/>IO handling<text:bookmark-end text:name="__RefHeading___Toc9216_407872038"/></text:h>
        </text:list-item>
      </text:list>
      <text:p text:style-name="P14">EBNF+ <text:span text:style-name="T175">can </text:span><text:span text:style-name="T122">handle</text:span><text:span text:style-name="T106"> </text:span>files and TCP/IP messages <text:span text:style-name="T152">in 3 consecutive </text:span><text:span text:style-name="T153">steps</text:span><text:span text:style-name="T152">:</text:span></text:p>
      <text:list text:style-name="L2">
        <text:list-item>
          <text:p text:style-name="P87"><text:span text:style-name="T154">use</text:span><text:span text:style-name="T152"> </text:span><text:span text:style-name="T36">F2I</text:span><text:span text:style-name="T37"> </text:span><text:span text:style-name="T38">and the </text:span><text:span text:style-name="T36">S2I-</text:span><text:span text:style-name="T48">function </text:span><text:span text:style-name="T49">to transfer resp. files and m</text:span><text:span text:style-name="T152">essages </text:span><text:span text:style-name="T154">into the input buffer</text:span></text:p>
        </text:list-item>
        <text:list-item>
          <text:p text:style-name="P87"><text:span text:style-name="T152">map by </text:span><text:span text:style-name="T169">the </text:span><text:span text:style-name="T152">rule</text:span><text:span text:style-name="T169">s</text:span><text:span text:style-name="T152"> this stored data into the output buffer using the </text:span><text:span text:style-name="T36">I2O</text:span><text:span text:style-name="T152">-function</text:span></text:p>
        </text:list-item>
        <text:list-item>
          <text:p text:style-name="P88"><text:span text:style-name="T152">store the data to a file or send as message using <text:s/></text:span><text:span text:style-name="T169">the </text:span><text:span text:style-name="T37">O2F</text:span><text:span text:style-name="T153"> </text:span><text:span text:style-name="T169">or</text:span><text:span text:style-name="T153"> </text:span><text:span text:style-name="T36">O2S</text:span><text:span text:style-name="T152">-function. </text:span></text:p>
        </text:list-item>
      </text:list>
      <text:p text:style-name="P15"><text:span text:style-name="T153">For juggling around </text:span><text:span text:style-name="T154">transfers</text:span><text:span text:style-name="T153"> </text:span><text:span text:style-name="T154">e.g. </text:span><text:span text:style-name="T153">for multiple parses </text:span><text:span text:style-name="T154">or using template files, </text:span><text:span text:style-name="T153">one can use also </text:span><text:span text:style-name="T37">F2O</text:span><text:span text:style-name="T153"> and </text:span><text:span text:style-name="T37">O2I</text:span><text:span text:style-name="T153">-function. <text:s/>Below </text:span><text:span text:style-name="T175">the</text:span><text:span text:style-name="T153"> </text:span><text:span text:style-name="T175">data flow </text:span><text:span text:style-name="T153"><text:s/>of the </text:span><text:span text:style-name="T154">available</text:span><text:span text:style-name="T153"> transfer types </text:span><text:span text:style-name="T175">(circles are processes, half bold boxes are stores, full box boxes are external systems):</text:span></text:p>
      <text:p text:style-name="P15"><draw:g text:anchor-type="paragraph" draw:z-index="0" draw:name="Group object 1" draw:style-name="gr1"><draw:custom-shape draw:style-name="gr2" draw:text-style-name="P90" xml:id="id2" draw:id="id2" svg:width="0.7004in" svg:height="0.7004in" svg:x="1.9917in" svg:y="1.4071in"><text:p text:style-name="P89"><text:span text:style-name="T186">I2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0" xml:id="id1" draw:id="id1" svg:width="1.2559in" svg:height="0.2504in" svg:x="0.5291in" svg:y="1.6319in"><text:p text:style-name="P89"><text:span text:style-name="T186">input buffer</text:span></text:p><draw:enhanced-geometry svg:viewBox="0 0 21600 21600" draw:type="rectangle" draw:enhanced-path="M 0 0 L 21600 0 21600 21600 0 21600 0 0 Z N"/></draw:custom-shape><draw:custom-shape draw:style-name="gr3" draw:text-style-name="P90" xml:id="id3" draw:id="id3" svg:width="1.2559in" svg:height="0.2504in" svg:x="2.8945in" svg:y="1.6319in"><text:p text:style-name="P89"><text:span text:style-name="T186">output buffer</text:span></text:p><draw:enhanced-geometry svg:viewBox="0 0 21600 21600" draw:type="rectangle" draw:enhanced-path="M 0 0 L 21600 0 21600 21600 0 21600 0 0 Z N"/></draw:custom-shape><draw:connector draw:style-name="gr4" draw:text-style-name="P91" draw:type="line" svg:x1="1.7846in" svg:y1="1.7571in" svg:x2="1.9917in" svg:y2="1.7571in" draw:start-shape="id1" draw:start-glue-point="1" draw:end-shape="id2" draw:end-glue-point="6" svg:d="M4533 4463h526" svg:viewBox="0 0 527 2"><text:p/></draw:connector><draw:connector draw:style-name="gr5" draw:text-style-name="P91" draw:type="line" svg:x1="2.6917in" svg:y1="1.7571in" svg:x2="2.8945in" svg:y2="1.7571in" draw:start-shape="id2" draw:start-glue-point="10" draw:end-shape="id3" draw:end-glue-point="3" svg:d="M6837 4463h515" svg:viewBox="0 0 517 2"><text:p/></draw:connector><draw:custom-shape draw:style-name="gr2" draw:text-style-name="P90" xml:id="id4" draw:id="id4" svg:width="0.7004in" svg:height="0.7004in" svg:x="3.1862in" svg:y="0.0528in"><text:p text:style-name="P89"><text:span text:style-name="T186">O2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90" xml:id="id10" draw:id="id10" svg:width="0.7004in" svg:height="0.7004in" svg:x="2.5984in" svg:y="2.0547in"><text:p text:style-name="P89"><text:span text:style-name="T186">O2F</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91" draw:type="line" svg:x1="3.522in" svg:y1="1.6319in" svg:x2="3.5362in" svg:y2="0.7528in" draw:start-shape="id3" draw:start-glue-point="0" draw:end-shape="id4" draw:end-glue-point="8" svg:d="M8946 4145l36-2233" svg:viewBox="0 0 37 2235"><text:p/></draw:connector><draw:custom-shape draw:style-name="gr6" draw:text-style-name="P90" xml:id="id5" draw:id="id5" svg:width="0.7004in" svg:height="0.7004in" svg:x="0.8008in" svg:y="0.0528in"><text:p text:style-name="P89"><text:span text:style-name="T186">S2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90" xml:id="id6" draw:id="id6" svg:width="0.7004in" svg:height="0.7004in" svg:x="0.8008in" svg:y="2.6929in"><text:p text:style-name="P89"><text:span text:style-name="T186">F2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91" draw:type="line" svg:x1="1.1508in" svg:y1="0.7528in" svg:x2="1.1571in" svg:y2="1.6319in" draw:start-shape="id5" draw:start-glue-point="8" draw:end-shape="id1" draw:end-glue-point="0" svg:d="M2923 1912l16 2233" svg:viewBox="0 0 18 2235"><text:p/></draw:connector><draw:connector draw:style-name="gr5" draw:text-style-name="P91" draw:type="line" svg:x1="1.1508in" svg:y1="2.6929in" svg:x2="1.1571in" svg:y2="1.8819in" draw:start-shape="id6" draw:start-glue-point="4" draw:end-shape="id1" draw:end-glue-point="2" svg:d="M2923 6840l16-2060" svg:viewBox="0 0 18 2062"><text:p/></draw:connector><draw:connector draw:style-name="gr5" draw:text-style-name="P91" draw:type="line" svg:x1="1.9665in" svg:y1="3.0484in" svg:x2="1.5008in" svg:y2="3.0429in" draw:end-shape="id6" draw:end-glue-point="10" svg:d="M4995 7743l-1183-14" svg:viewBox="0 0 1185 16"><text:p/></draw:connector><draw:custom-shape draw:style-name="gr2" draw:text-style-name="P90" xml:id="id7" draw:id="id7" svg:width="0.7004in" svg:height="0.7004in" svg:x="1.411in" svg:y="2.0508in"><text:p text:style-name="P89"><text:span text:style-name="T186">O2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91" draw:type="line" svg:x1="3.1217in" svg:y1="1.8866in" svg:x2="2.111in" svg:y2="2.4008in" draw:end-shape="id7" draw:end-glue-point="10" svg:d="M7929 4792l-2567 1306" svg:viewBox="0 0 2568 1307"><text:p/></draw:connector><draw:custom-shape draw:style-name="gr7" draw:text-style-name="P90" xml:id="id8" draw:id="id8" svg:width="1.2504in" svg:height="0.3795in" svg:x="1.7165in" svg:y="0.8173in"><text:p text:style-name="P89"><text:span text:style-name="T186">syntax/semantic rules</text:span></text:p><draw:enhanced-geometry svg:viewBox="0 0 21600 21600" draw:mirror-horizontal="false" draw:mirror-vertical="false" draw:type="rectangle" draw:enhanced-path="M 0 0 L 21600 0 21600 21600 0 21600 0 0 Z N"/></draw:custom-shape><draw:connector draw:style-name="gr5" draw:text-style-name="P91" draw:type="line" svg:x1="2.3417in" svg:y1="1.1965in" svg:x2="2.3417in" svg:y2="1.4071in" draw:start-shape="id8" draw:start-glue-point="2" draw:end-shape="id2" draw:end-glue-point="4" svg:d="M5948 3039v535" svg:viewBox="0 0 2 536"><text:p/></draw:connector><draw:custom-shape draw:style-name="gr2" draw:text-style-name="P90" xml:id="id9" draw:id="id9" svg:width="0.7004in" svg:height="0.7004in" svg:x="3.1783in" svg:y="2.6945in"><text:p text:style-name="P89"><text:span text:style-name="T186">F2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91" draw:type="line" svg:x1="3.5283in" svg:y1="2.6945in" svg:x2="3.522in" svg:y2="1.8819in" draw:start-shape="id9" draw:start-glue-point="4" draw:end-shape="id3" draw:end-glue-point="2" svg:d="M8962 6844l-16-2064" svg:viewBox="0 0 18 2066"><text:p/></draw:connector><draw:connector draw:style-name="gr5" draw:text-style-name="P91" draw:type="line" svg:x1="2.7165in" svg:y1="3.0484in" svg:x2="3.1783in" svg:y2="3.0445in" draw:end-shape="id9" draw:end-glue-point="6" svg:d="M6900 7743l1173-10" svg:viewBox="0 0 1175 12"><text:p/></draw:connector><draw:connector draw:style-name="gr4" draw:text-style-name="P91" draw:type="line" svg:x1="1.5134in" svg:y1="2.1528in" svg:x2="1.2846in" svg:y2="1.8835in" draw:start-shape="id7" draw:start-glue-point="5" svg:d="M3844 5468l-581-684" svg:viewBox="0 0 582 686"><text:p/></draw:connector><draw:connector draw:style-name="gr4" draw:text-style-name="P91" draw:type="line" svg:x1="3.4382in" svg:y1="1.8854in" svg:x2="3.1965in" svg:y2="2.1571in" draw:end-shape="id10" draw:end-glue-point="11" svg:d="M8733 4789l-614 690" svg:viewBox="0 0 616 691"><text:p/></draw:connector><draw:connector draw:style-name="gr4" draw:text-style-name="P91" draw:type="line" svg:x1="2.7008in" svg:y1="2.6528in" svg:x2="2.5429in" svg:y2="2.8283in" draw:start-shape="id10" draw:start-glue-point="7" svg:d="M6860 6738l-401 446" svg:viewBox="0 0 402 448"><text:p/></draw:connector><draw:connector draw:style-name="gr4" draw:text-style-name="P91" draw:type="line" svg:x1="1.9811in" svg:y1="0.3984in" svg:x2="1.5008in" svg:y2="0.4028in" draw:start-shape="id11" draw:start-glue-point="3" draw:end-shape="id5" draw:end-glue-point="10" svg:d="M5032 1012l-1220 11" svg:viewBox="0 0 1222 12"><text:p/></draw:connector><draw:connector draw:style-name="gr4" draw:text-style-name="P91" draw:type="line" svg:x1="3.1862in" svg:y1="0.4028in" svg:x2="2.7264in" svg:y2="0.3984in" draw:start-shape="id4" draw:start-glue-point="6" draw:end-shape="id11" svg:d="M8093 1023l-1168-11" svg:viewBox="0 0 1169 12"><text:p/></draw:connector><draw:line draw:style-name="gr8" draw:text-style-name="P92" svg:x1="1.7106in" svg:y1="0.8138in" svg:x2="2.9685in" svg:y2="0.8177in"><text:p/></draw:line><draw:line draw:style-name="gr8" draw:text-style-name="P92" svg:x1="1.711in" svg:y1="1.1976in" svg:x2="2.9689in" svg:y2="1.2016in"><text:p/></draw:line><draw:line draw:style-name="gr8" draw:text-style-name="P92" svg:x1="0.5303in" svg:y1="1.6307in" svg:x2="1.7882in" svg:y2="1.6346in"><text:p/></draw:line><draw:line draw:style-name="gr8" draw:text-style-name="P92" svg:x1="0.5307in" svg:y1="1.8669in" svg:x2="1.7886in" svg:y2="1.8709in"><text:p/></draw:line><draw:line draw:style-name="gr8" draw:text-style-name="P92" svg:x1="2.8925in" svg:y1="1.6307in" svg:x2="4.1504in" svg:y2="1.6346in"><text:p/></draw:line><draw:line draw:style-name="gr8" draw:text-style-name="P92" svg:x1="2.8929in" svg:y1="1.8669in" svg:x2="4.1508in" svg:y2="1.8709in"><text:p/></draw:line><draw:custom-shape draw:style-name="gr9" draw:text-style-name="P94" svg:width="0.7453in" svg:height="0.5189in" svg:x="1.9811in" svg:y="2.8256in"><text:p text:style-name="P93"><text:span text:style-name="T187">file system</text:span></text:p><draw:enhanced-geometry svg:viewBox="0 0 21600 21600" draw:mirror-horizontal="false" draw:mirror-vertical="false" draw:type="rectangle" draw:enhanced-path="M 0 0 L 21600 0 21600 21600 0 21600 0 0 Z N"/></draw:custom-shape><draw:custom-shape draw:style-name="gr10" draw:text-style-name="P94" xml:id="id11" draw:id="id11" svg:width="0.7453in" svg:height="0.5197in" svg:x="1.9811in" svg:y="0.139in"><text:p text:style-name="P93"><text:span text:style-name="T187">tcp/ip network</text:span></text:p><draw:enhanced-geometry svg:viewBox="0 0 21600 21600" draw:mirror-horizontal="false" draw:mirror-vertical="false" draw:type="rectangle" draw:enhanced-path="M 0 0 L 21600 0 21600 21600 0 21600 0 0 Z N"/></draw:custom-shape></draw:g><text:soft-page-break/></text:p>
      <text:p text:style-name="P12"><text:span text:style-name="T163">File handling is </text:span><text:span text:style-name="T175">most </text:span><text:span text:style-name="T163">straight forward. For e</text:span>xample <text:span text:style-name="T163">an </text:span><text:span text:style-name="T84">EBNF+ </text:span><text:span text:style-name="T142">app</text:span><text:span text:style-name="T84"> </text:span><text:span text:style-name="T100">that </text:span><text:span text:style-name="T122">inputs</text:span><text:span text:style-name="T100"> the file “input.txt” </text:span><text:span text:style-name="T148">and maps it to an output file </text:span><text:span text:style-name="T100">“output.txt” </text:span><text:span text:style-name="T148">under some rule</text:span><text:span text:style-name="T100">:</text:span></text:p>
      <text:p text:style-name="P56">Rum =<text:tab/>F2I(“<text:span text:style-name="T99">input.txt</text:span>”), I2O(*<text:span text:style-name="T99">rule</text:span>), <text:span text:style-name="T59">O2F(“output.txt”);</text:span></text:p>
      <text:p text:style-name="P56"><text:span text:style-name="T99">rule</text:span> =<text:tab/><text:span text:style-name="T80">"Hello", pOut(“Hey hello! How are you?”);</text:span></text:p>
      <text:p text:style-name="P7">where F2I <text:span text:style-name="T100">stands for</text:span> “<text:span text:style-name="T101">F</text:span>ile to <text:span text:style-name="T101">I</text:span>nput”, <text:s/>I2O “<text:span text:style-name="T101">I</text:span>n<text:span text:style-name="T148">put</text:span> to <text:span text:style-name="T101">O</text:span><text:span text:style-name="T100">ut</text:span><text:span text:style-name="T148">put</text:span><text:span text:style-name="T100">” as by rule, and </text:span>O2F <text:span text:style-name="T100">stands for </text:span><text:s text:c="2"/>“<text:span text:style-name="T101">O</text:span>utput to <text:span text:style-name="T101">F</text:span>ile”. <text:span text:style-name="T100">Rum stan</text:span><text:span text:style-name="T101">d</text:span><text:span text:style-name="T100">s for <text:s/>“</text:span><text:span text:style-name="T102">R</text:span><text:span text:style-name="T100">un me”, </text:span><text:span text:style-name="T122">a reserved EBNF+word to <text:s/>start </text:span><text:span text:style-name="T148">execution of </text:span><text:span text:style-name="T165">an</text:span><text:span text:style-name="T148"> application </text:span><text:span text:style-name="T122">. </text:span><text:span text:style-name="T100"><text:s/></text:span><text:span text:style-name="T122">The</text:span><text:span text:style-name="T105"> above </text:span><text:span text:style-name="T106">2</text:span><text:span text:style-name="T105"> lines</text:span><text:span text:style-name="T103"> </text:span><text:span text:style-name="T122">is a complete </text:span><text:span text:style-name="T148">EBNF+ </text:span><text:span text:style-name="T122">source. </text:span><text:span text:style-name="T148">It can be compiled and executed.</text:span></text:p>
      <text:p text:style-name="P19">TCP/IP <text:span text:style-name="T114">messaging </text:span><text:span text:style-name="T175">needs some initialization of the ports.</text:span> <text:span text:style-name="T149">B</text:span><text:span text:style-name="T113">elow a </text:span><text:span text:style-name="T164">primitive</text:span><text:span text:style-name="T113"> web server using concurrent workers </text:span><text:span text:style-name="T175">to respond to</text:span><text:span text:style-name="T115"> </text:span><text:span text:style-name="T113">GET requests. </text:span></text:p>
      <text:p text:style-name="P20">The main control part:</text:p>
      <text:p text:style-name="P54"><text:tab/>&lt;&lt;Port80 resb 16&gt;&gt;</text:p>
      <text:p text:style-name="P54"><text:tab/>myserver= ServerSockOpen (*Port80, 80),</text:p>
      <text:p text:style-name="P54"><text:s text:c="21"/>4*Thread(*worker), WaitSecond(60),</text:p>
      <text:p text:style-name="P52"><text:tab/><text:tab/> <text:s text:c="2"/>ServerSockClose(*Port80);</text:p>
      <text:p text:style-name="P39"><text:span text:style-name="T116">Here</text:span><text:span text:style-name="T113"> </text:span><text:span text:style-name="T34">myserver</text:span><text:span text:style-name="T113"> is specified </text:span><text:span text:style-name="T149">in the format of a BNF</text:span><text:span text:style-name="T113"> rule, but </text:span><text:span text:style-name="T149">morphed into a routine specifying </text:span><text:span text:style-name="T145">actions. Here, </text:span><text:span text:style-name="T146"><text:s/>the “*” </text:span><text:span text:style-name="T150">in “4*”</text:span><text:span text:style-name="T146"> is a repetition syntax symbol </text:span><text:span text:style-name="T149">but used in </text:span><text:span text:style-name="T146">semantic </text:span><text:span text:style-name="T149">sense</text:span><text:span text:style-name="T146"> to start 4 </text:span><text:span text:style-name="T150">worker </text:span><text:span text:style-name="T147">thread</text:span><text:span text:style-name="T149">s</text:span><text:span text:style-name="T147">. <text:s/>The “*” in the operands”*</text:span><text:span text:style-name="T150">Port80” and “*worker”</text:span><text:span text:style-name="T149"> in</text:span><text:span text:style-name="T147"> the functions indicate to take the address of the </text:span><text:span text:style-name="T150">operands</text:span><text:span text:style-name="T147">. </text:span><text:span text:style-name="T151">Port80 <text:s/></text:span><text:span text:style-name="T175">represents a</text:span><text:span text:style-name="T151"> 16 byte value declared in the host language </text:span><text:span text:style-name="T176">x</text:span><text:span text:style-name="T151">64 </text:span><text:span text:style-name="T175">(in </text:span><text:span text:style-name="T151">NASM </text:span><text:span text:style-name="T175">format).</text:span></text:p>
      <text:p text:style-name="P40">The 60s wait time is to allow the threads to do their job.</text:p>
      <text:p text:style-name="P38"><text:span text:style-name="T175">T</text:span>he worker source <text:span text:style-name="T175">that handles the GET requests:</text:span></text:p>
      <text:p text:style-name="P52"><text:tab/>worker <text:s/>= <text:span text:style-name="T115">{ </text:span>S2I(*Port80),</text:p>
      <text:p text:style-name="P52"><text:tab/> <text:s text:c="11"/>( I2O(*htmlGET)<text:span text:style-name="T113">| </text:span>F2O("HttpRsp/404.html") ),</text:p>
      <text:p text:style-name="P52"><text:tab/> <text:s text:c="11"/>O2S(*Port80) <text:span text:style-name="T115">}</text:span>;</text:p>
      <text:p text:style-name="P52"><text:tab/>htmlGET = "GET", ws, </text:p>
      <text:p text:style-name="P52"><text:s text:c="17"/>( <text:span text:style-name="T52">url</text:span>, <text:s text:c="7"/>F2O(sConcat("./HttpRsp",sLI)) |</text:p>
      <text:p text:style-name="P52"><text:s text:c="19"/>"/ ", <text:s text:c="6"/>F2O("./HttpRsp/home.html") <text:s text:c="3"/>|</text:p>
      <text:p text:style-name="P52"><text:s text:c="31"/>F2O("./HttpRsp/404.html") <text:s text:c="4"/>);</text:p>
      <text:p text:style-name="Standard">The worker checks if the input is a GET request in which case it outputs (by F2O, File to Output) the resource. sLI stands for “string Last In”. It returns the last evaluated string in the syntax rule, here the url. sConcat will <text:span text:style-name="T164">append</text:span> this url to the string “./HttpR<text:span text:style-name="T184">sp</text:span>”, <text:span text:style-name="T164">which is </text:span>the <text:span text:style-name="T164">programmer </text:span>chosen name of the directory that contains the <text:span text:style-name="T164">html </text:span>resources.</text:p>
      <text:p text:style-name="P76">Note that the curly brackets in the worker rule are syntax symbols, meaning that the enclosed expression will repeat zero to many times as long as the expression delivers a positive parse, which <text:span text:style-name="T176">is here expected.</text:span></text:p>
      <text:list text:continue-list="list195010516812710" text:style-name="Outline">
        <text:list-item>
          <text:h text:style-name="Heading_20_1" text:outline-level="1"><text:bookmark-start text:name="__RefHeading___Toc8380_407872038"/><text:soft-page-break/><text:span text:style-name="T60">s</text:span>peed and code size<text:bookmark-end text:name="__RefHeading___Toc8380_407872038"/></text:h>
        </text:list-item>
      </text:list>
      <text:p text:style-name="P77"><text:span text:style-name="T2">EBNF+ sources are compiled to </text:span><text:span text:style-name="T3">a </text:span><text:span text:style-name="T2">host language. </text:span><text:span text:style-name="T7">Executable (Version 0.13) is around 70kB. </text:span><text:span text:style-name="T3">T</text:span><text:span text:style-name="T2">he x86 implementation is pretty fast. <text:s/></text:span><text:span text:style-name="T4">No benchmarks yet do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svg:font-family="Ubuntu" style:font-pitch="variable"/>
    <style:font-face style:name="Ubuntu Mono" svg:font-family="'Ubuntu Mono'" style:font-pitch="fixed"/>
    <style:font-face style:name="Ubuntu1" svg:font-family="Ubuntu" style:font-adornments="Bold" style:font-pitch="variable"/>
    <style:font-face style:name="Ubuntu2" svg:font-family="Ubuntu" style:font-adornments="Italic" style:font-pitch="variable"/>
    <style:font-face style:name="Ubuntu3" svg:font-family="Ubuntu" style:font-adornments="Regular" style:font-pitch="variable"/>
  </office:font-face-decls>
  <office:styles>
    <draw:marker draw:name="Arrowheads_20_1" draw:display-name="Arrowheads 1" svg:viewBox="0 0 20 20" svg:d="M0 20l10-20 10 20z"/>
    <draw:marker draw:name="Arrowheads_20_2" draw:display-name="Arrowheads 2"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0402in" style:contextual-spacing="false" fo:line-height="108%" fo:text-align="start" style:justify-single-word="false" fo:orphans="2" fo:widows="2" style:page-number="auto" style:writing-mode="lr-tb"/>
      <style:text-properties style:font-name="Ubuntu3" fo:font-family="Ubuntu"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orphans="0" style:page-number="auto" fo:keep-with-next="auto"/>
      <style:text-properties style:font-name="Ubuntu3" fo:font-family="Ubuntu" style:font-style-name="Regular" style:font-pitch="variable" fo:font-size="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_20_1" style:next-style-name="Standard" style:default-outline-level="2" style:list-style-name="" style:class="text" style:master-page-name="">
      <loext:graphic-properties draw:fill="solid" draw:fill-color="#ffffff"/>
      <style:paragraph-properties fo:margin-top="0.1201in" fo:margin-bottom="0.0201in" style:contextual-spacing="false" fo:keep-together="always" style:page-number="auto" fo:background-color="#ffffff" fo:keep-with-next="always">
        <style:tab-stops/>
      </style:paragraph-properties>
      <style:text-properties fo:color="#2f5496" loext:opacity="100%" style:font-name="Ubuntu1" fo:font-family="Ubuntu" style:font-style-name="Bold" style:font-pitch="variable" fo:font-size="11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in_20_Text" style:display-name="Plain Text" style:family="paragraph" style:parent-style-name="Standard" style:default-outline-level="">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Heading_20_3" style:display-name="Heading 3" style:family="paragraph" style:parent-style-name="Heading_20_2" style:next-style-name="Text_20_body" style:default-outline-level="3" style:list-style-name="Outline" style:class="text" style:master-page-name="">
      <loext:graphic-properties draw:fill="solid" draw:fill-color="#ffffff"/>
      <style:paragraph-properties fo:margin-top="0.0972in" fo:margin-bottom="0.0835in" style:contextual-spacing="false" fo:keep-together="always" fo:orphans="0" fo:widows="0" style:page-number="auto" fo:background-color="#ffffff"/>
      <style:text-properties fo:color="#000000" loext:opacity="100%" style:font-name="Ubuntu" fo:font-family="Ubuntu" style:font-pitch="variable" fo:font-size="10pt" fo:font-style="italic"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Outline" style:list-level="1" style:class="text" style:master-page-name="">
      <loext:graphic-properties draw:fill="solid" draw:fill-color="#729fcf"/>
      <style:paragraph-properties fo:margin-top="0.1665in" fo:margin-bottom="0.0835in" style:contextual-spacing="false" style:page-number="auto" fo:background-color="#729fcf">
        <style:tab-stops/>
      </style:paragraph-properties>
      <style:text-properties style:font-name="Ubuntu1" fo:font-family="Ubuntu" style:font-style-name="Bold" style:font-pitch="variable" fo:font-size="14pt" fo:font-weight="bold" officeooo:rsid="0041006b"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6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669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062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5311in" style:type="center"/>
          <style:tab-stop style:position="5.0626in" style:type="right"/>
        </style:tab-stops>
      </style:paragraph-properties>
    </style:style>
    <style:style style:name="Header" style:family="paragraph" style:parent-style-name="Header_20_and_20_Footer" style:class="extra">
      <style:paragraph-properties text:number-lines="false" text:line-number="0">
        <style:tab-stops>
          <style:tab-stop style:position="2.5311in" style:type="center"/>
          <style:tab-stop style:position="5.0626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276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fo:font-size="65%" fo:font-style="italic" fo:font-weight="bold" style:font-size-asian="95%" style:font-style-asian="italic" style:font-weight-asian="bold" style:font-size-complex="95%"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3.8835in" style:type="right" style:leader-style="dotted" style:leader-text="."/>
        </style:tab-stops>
      </style:paragraph-properties>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style:font-name="Ubuntu1" fo:font-family="Ubuntu" style:font-style-name="Bold" style:font-pitch="variable" fo:font-size="10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paragraph-properties fo:margin-top="0in" fo:margin-bottom="0.2in" style:contextual-spacing="false"/>
      <style:text-properties style:font-name="Ubuntu2" fo:font-family="Ubuntu" style:font-style-name="Italic" style:font-pitch="variable" fo:font-size="8pt"/>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2.5311in" style:type="center"/>
          <style:tab-stop style:position="5.062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de9" style:family="paragraph" style:parent-style-name="No_20_Spacing" style:master-page-name="">
      <style:paragraph-properties style:page-number="auto">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 style:position="8.25in"/>
        </style:tab-stops>
      </style:paragraph-properties>
      <style:text-properties style:font-name="Ubuntu Mono" fo:font-family="'Ubuntu Mono'" style:font-pitch="fixed" fo:font-size="9pt" style:font-size-asian="7pt" style:font-size-complex="8pt"/>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Allinea10" style:family="paragraph" style:parent-style-name="Standard">
      <style:paragraph-properties fo:margin-top="0.0835in" fo:margin-bottom="0in" style:contextual-spacing="false" fo:orphans="0" fo:widows="0"/>
      <style:text-properties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tijl_20_Allinea10_20__2b__20_Vet_20_Cursief" style:display-name="Stijl Allinea10 + Vet Cursief" style:family="paragraph" style:parent-style-name="Allinea10">
      <style:text-properties fo:font-style="italic" fo:font-weight="bold" style:font-style-asian="italic" style:font-weight-asian="bold" style:font-style-complex="italic" style:font-weight-complex="bold"/>
    </style:style>
    <style:style style:name="VBA" style:family="paragraph" style:parent-style-name="Standard">
      <style:paragraph-properties fo:margin-top="0.0417in" fo:margin-bottom="0in" style:contextual-spacing="tru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3.9374in"/>
          <style:tab-stop style:position="4.1346in"/>
          <style:tab-stop style:position="4.3311in"/>
          <style:tab-stop style:position="4.5283in"/>
          <style:tab-stop style:position="4.7252in"/>
        </style:tab-stops>
      </style:paragraph-properties>
      <style:text-properties style:font-name="Courier New" fo:font-family="'Courier New'" style:font-family-generic="roman" style:font-pitch="variable" fo:font-size="8pt" fo:language="en" fo:country="US" style:font-name-asian="Arial Unicode MS" style:font-family-asian="'Arial Unicode MS'" style:font-family-generic-asian="system" style:font-pitch-asian="variable" style:font-size-asian="8pt" style:font-name-complex="Courier New1" style:font-family-complex="'Courier New'" style:font-family-generic-complex="system" style:font-pitch-complex="variable" style:font-size-complex="8pt"/>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2.5311in" style:type="center"/>
          <style:tab-stop style:position="4.9339in"/>
          <style:tab-stop style:position="5.0626in" style:type="right"/>
        </style:tab-stops>
      </style:paragraph-properties>
      <style:text-properties fo:language="en" fo:country="US"/>
    </style:style>
    <style:page-layout style:name="Mpm1">
      <style:page-layout-properties fo:page-width="8.2681in" fo:page-height="11.6929in" style:num-format="1" style:print-orientation="portrait" fo:margin-top="0.1736in" fo:margin-bottom="0.9846in" fo:margin-left="0.4008in" fo:margin-right="0.2374in" fo:background-color="transparent"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1264in" fo:margin-bottom="0.2in" fo:border="none" fo:padding="0.0201in" style:shadow="none" fo:background-color="transparent" style:dynamic-spacing="false" draw:fill="none" draw:fill-color="#729fcf"/>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8.2701in" fo:page-height="5.8299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5.8299in" style:num-format="1" style:print-orientation="landscape" fo:margin-top="0.7874in" fo:margin-bottom="0.7874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page <text:page-number text:select-page="current">6</text:page-number></text:p>
      </style:header>
    </style:master-page>
    <style:master-page style:name="Endnote" style:page-layout-name="Mpm2" draw:style-name="Mdp2"/>
    <style:master-page style:name="Right_20_Page" style:display-name="Right Page" style:page-layout-name="Mpm3" draw:style-name="Mdp2" style:next-style-name="Left_20_Page"/>
    <style:master-page style:name="Left_20_Page" style:display-name="Left Page" style:page-layout-name="Mpm4" draw:style-name="Mdp2" style:next-style-name="Right_20_Page"/>
    <style:master-page style:name="Landscape" style:page-layout-name="Mpm5" draw:style-name="Mdp2"/>
    <style:master-page style:name="First_20_Page" style:display-name="First Page" style:page-layout-name="Mpm6" draw:style-name="Mdp2" style:next-style-name="Standard"/>
    <style:master-page style:name="Envelope" style:page-layout-name="Mpm7" draw:style-name="Mdp2"/>
    <style:master-page style:name="Index" style:page-layout-name="Mpm8" draw:style-name="Mdp2"/>
    <style:master-page style:name="HTML" style:page-layout-name="Mpm9" draw:style-name="Mdp2"/>
    <style:master-page style:name="Footnote" style:page-layout-name="Mpm2" draw:style-name="Mdp2"/>
    <style:master-page style:name="Untitled1" style:page-layout-name="Mpm10"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ns Wijnands</meta:initial-creator>
    <meta:editing-cycles>118</meta:editing-cycles>
    <meta:creation-date>2020-12-23T13:40:00</meta:creation-date>
    <dc:date>2024-12-06T19:50:09.925206307</dc:date>
    <meta:editing-duration>P21DT6H56M3S</meta:editing-duration>
    <meta:generator>LibreOffice/24.2.6.2$Linux_X86_64 LibreOffice_project/420$Build-2</meta:generator>
    <meta:print-date>2024-07-10T13:10:43.820289776</meta:print-date>
    <meta:document-statistic meta:table-count="3" meta:image-count="0" meta:object-count="0" meta:page-count="6" meta:paragraph-count="187" meta:word-count="1781" meta:character-count="10932" meta:non-whitespace-character-count="90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